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family-generic="roman" style:font-pitch="variable"/>
    <style:font-face style:name="Goudy Old Style1"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Bold" style:font-family-generic="modern" style:font-pitch="variable"/>
    <style:font-face style:name="Mercury Text G2 Semibold1" svg:font-family="'Mercury Text G2 Semibold'" style:font-adornments="Semibold" style:font-family-generic="modern" style:font-pitch="variable"/>
    <style:font-face style:name="Mercury Text G2 Semibold2"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charset="x-symbol"/>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office:font-face-decls>
  <office:automatic-styles>
    <style:style style:name="Table2" style:family="table">
      <style:table-properties style:width="1.7542in" table:align="center" style:may-break-between-rows="false" style:writing-mode="lr-tb"/>
    </style:style>
    <style:style style:name="Table2.A" style:family="table-column">
      <style:table-column-properties style:column-width="1.3111in"/>
    </style:style>
    <style:style style:name="Table2.B" style:family="table-column">
      <style:table-column-properties style:column-width="0.4431in"/>
    </style:style>
    <style:style style:name="Table2.A1" style:family="table-cell">
      <style:table-cell-properties fo:background-color="#b2b2b2" fo:padding="0in" fo:border="0.75pt solid #666666" style:writing-mode="page">
        <style:background-image/>
      </style:table-cell-properties>
    </style:style>
    <style:style style:name="Table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A4"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6"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B6"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1" style:family="table">
      <style:table-properties style:width="3.0646in" fo:margin-left="0.3896in" fo:margin-top="0.0597in" fo:margin-bottom="0.0799in" table:align="left" fo:background-color="transparent" style:may-break-between-rows="false" style:writing-mode="lr-tb" table:border-model="collapsing">
        <style:background-image/>
      </style:table-properties>
    </style:style>
    <style:style style:name="Table1.A" style:family="table-column">
      <style:table-column-properties style:column-width="3.0646in"/>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transparent" fo:padding="0.0694in" fo:border="1pt solid #980000" style:writing-mode="lr-tb">
        <style:background-image/>
      </style:table-cell-properties>
    </style:style>
    <style:style style:name="Table5" style:family="table">
      <style:table-properties style:width="1.7486in" fo:margin-top="0in" fo:margin-bottom="0.0597in" fo:break-before="auto" fo:break-after="auto" table:align="center" fo:background-color="transparent" fo:keep-with-next="auto" style:may-break-between-rows="true" style:writing-mode="lr-tb" table:border-model="collapsing">
        <style:background-image/>
      </style:table-properties>
    </style:style>
    <style:style style:name="Table5.A" style:family="table-column">
      <style:table-column-properties style:column-width="0.8681in"/>
    </style:style>
    <style:style style:name="Table5.B" style:family="table-column">
      <style:table-column-properties style:column-width="0.8806in"/>
    </style:style>
    <style:style style:name="Table5.1" style:family="table-row">
      <style:table-row-properties fo:keep-together="auto"/>
    </style:style>
    <style:style style:name="Table5.A1" style:family="table-cell">
      <style:table-cell-properties fo:background-color="#b2b2b2" fo:padding="0in" fo:border="0.75pt solid #666666" style:writing-mode="page">
        <style:background-image/>
      </style:table-cell-properties>
    </style:style>
    <style:style style:name="Table5.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B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5.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7" style:family="table-row">
      <style:table-row-properties fo:background-color="transparent" fo:keep-together="auto">
        <style:background-image/>
      </style:table-row-properties>
    </style:style>
    <style:style style:name="Table5.A7" style:family="table-cell">
      <style:table-cell-properties style:vertical-align="" fo:background-color="transparent" fo:padding="0in" fo:border-left="0.75pt solid #666666" fo:border-right="0.75pt solid #666666" fo:border-top="none" fo:border-bottom="0.75pt solid #666666" style:writing-mode="page">
        <style:background-image/>
      </style:table-cell-properties>
    </style:style>
    <style:style style:name="Table6" style:family="table">
      <style:table-properties style:width="3.6875in" fo:margin-left="-0.0007in" fo:margin-top="0in" fo:margin-bottom="0.0403in" fo:break-before="auto" fo:break-after="auto" table:align="left" fo:background-color="transparent" style:may-break-between-rows="false" style:writing-mode="lr-tb">
        <style:background-image/>
      </style:table-properties>
    </style:style>
    <style:style style:name="Table6.A" style:family="table-column">
      <style:table-column-properties style:column-width="3.6875in"/>
    </style:style>
    <style:style style:name="Table6.1" style:family="table-row">
      <style:table-row-properties style:min-row-height="0.7465in" fo:background-color="transparent" fo:keep-together="auto">
        <style:background-image/>
      </style:table-row-properties>
    </style:style>
    <style:style style:name="Table6.A1" style:family="table-cell">
      <style:table-cell-properties fo:background-color="transparent" fo:padding="0.0694in" fo:border="1pt solid #980000">
        <style:background-image/>
      </style:table-cell-properties>
    </style:style>
    <style:style style:name="Table47" style:family="table">
      <style:table-properties style:width="3.3736in" fo:margin-left="-0.0007in" fo:margin-top="0.0403in" fo:margin-bottom="0.0597in" fo:break-before="auto" fo:break-after="auto" table:align="left" fo:background-color="transparent" style:may-break-between-rows="false" style:writing-mode="lr-tb">
        <style:background-image/>
      </style:table-properties>
    </style:style>
    <style:style style:name="Table47.A" style:family="table-column">
      <style:table-column-properties style:column-width="3.3736in"/>
    </style:style>
    <style:style style:name="Table47.1" style:family="table-row">
      <style:table-row-properties style:min-row-height="0.7465in" fo:background-color="transparent" fo:keep-together="auto">
        <style:background-image/>
      </style:table-row-properties>
    </style:style>
    <style:style style:name="Table47.A1" style:family="table-cell">
      <style:table-cell-properties fo:background-color="transparent" fo:padding="0.0694in" fo:border="1pt solid #980000">
        <style:background-image/>
      </style:table-cell-properties>
    </style:style>
    <style:style style:name="Table7" style:family="table">
      <style:table-properties style:width="3.65in" fo:margin-top="0in" fo:margin-bottom="0.1in" fo:break-before="auto" fo:break-after="auto" table:align="margins" fo:background-color="transparent" fo:keep-with-next="auto" style:may-break-between-rows="true" style:writing-mode="lr-tb" table:border-model="collapsing">
        <style:background-image/>
      </style:table-properties>
    </style:style>
    <style:style style:name="Table7.A" style:family="table-column">
      <style:table-column-properties style:column-width="1.5007in" style:rel-column-width="26944*"/>
    </style:style>
    <style:style style:name="Table7.B" style:family="table-column">
      <style:table-column-properties style:column-width="0.5375in" style:rel-column-width="9650*"/>
    </style:style>
    <style:style style:name="Table7.E" style:family="table-column">
      <style:table-column-properties style:column-width="0.5368in" style:rel-column-width="9641*"/>
    </style:style>
    <style:style style:name="Table7.A1" style:family="table-cell">
      <style:table-cell-properties fo:background-color="#b2b2b2" fo:padding="0in" fo:border="0.75pt solid #666666" style:writing-mode="page">
        <style:background-image/>
      </style:table-cell-properties>
    </style:style>
    <style:style style:name="Table7.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B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7.E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7.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7.E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7.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7.B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7.D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7.6" style:family="table-row">
      <style:table-row-properties fo:keep-together="auto"/>
    </style:style>
    <style:style style:name="Table7.B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C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D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7" style:family="table-row">
      <style:table-row-properties fo:background-color="transparent" fo:keep-together="auto">
        <style:background-image/>
      </style:table-row-properties>
    </style:style>
    <style:style style:name="Table7.A7" style:family="table-cell">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7.B7" style:family="table-cell" style:data-style-name="N0">
      <style:table-cell-properties style:vertical-align="" fo:background-color="#eeeeee" fo:padding="0in" fo:border-left="none" fo:border-right="0.75pt solid #666666" fo:border-top="none" fo:border-bottom="0.75pt solid #666666" style:writing-mode="page">
        <style:background-image/>
      </style:table-cell-properties>
    </style:style>
    <style:style style:name="Table7.E7" style:family="table-cell" style:data-style-name="N0">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8" style:family="table">
      <style:table-properties style:width="3.6208in" fo:margin-left="0.0688in" fo:margin-top="0in" fo:margin-bottom="0in" table:align="left" fo:background-color="transparent" style:may-break-between-rows="false" style:writing-mode="lr-tb">
        <style:background-image/>
      </style:table-properties>
    </style:style>
    <style:style style:name="Table8.A" style:family="table-column">
      <style:table-column-properties style:column-width="3.6208in"/>
    </style:style>
    <style:style style:name="Table8.1" style:family="table-row">
      <style:table-row-properties style:min-row-height="3.8111in" fo:background-color="transparent" fo:keep-together="always">
        <style:background-image/>
      </style:table-row-properties>
    </style:style>
    <style:style style:name="Table8.A1" style:family="table-cell">
      <style:table-cell-properties fo:background-color="transparent" fo:padding="0.0694in" fo:border="1pt solid #980000">
        <style:background-image/>
      </style:table-cell-properties>
    </style:style>
    <style:style style:name="Table54" style:family="table">
      <style:table-properties style:width="3.3736in" fo:margin-left="-0.0007in" fo:margin-top="0.0403in" fo:margin-bottom="0.0597in" fo:break-before="auto" fo:break-after="auto" table:align="left" fo:background-color="transparent" style:may-break-between-rows="false" style:writing-mode="lr-tb">
        <style:background-image/>
      </style:table-properties>
    </style:style>
    <style:style style:name="Table54.A" style:family="table-column">
      <style:table-column-properties style:column-width="3.3736in"/>
    </style:style>
    <style:style style:name="Table54.1" style:family="table-row">
      <style:table-row-properties style:min-row-height="0.7465in" fo:background-color="transparent" fo:keep-together="auto">
        <style:background-image/>
      </style:table-row-properties>
    </style:style>
    <style:style style:name="Table54.A1" style:family="table-cell">
      <style:table-cell-properties fo:background-color="transparent" fo:padding="0.0694in" fo:border="1pt solid #980000">
        <style:background-image/>
      </style:table-cell-properties>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style:style>
    <style:style style:name="P4" style:family="paragraph" style:parent-style-name="Table_20_Contents">
      <style:paragraph-properties fo:text-align="center" style:justify-single-word="false"/>
      <style:text-properties fo:language="en" fo:country="US" fo:font-weight="bold" style:font-weight-asian="bold" style:font-weight-complex="bold"/>
    </style:style>
    <style:style style:name="P5" style:family="paragraph" style:parent-style-name="Table_20_Contents">
      <style:text-properties fo:language="en" fo:country="US" fo:font-weight="bold" style:font-weight-asian="bold" style:font-weight-complex="bold"/>
    </style:style>
    <style:style style:name="P6" style:family="paragraph" style:parent-style-name="Exalted">
      <style:text-properties fo:language="en" fo:country="US" officeooo:paragraph-rsid="00298537"/>
    </style:style>
    <style:style style:name="P7" style:family="paragraph" style:parent-style-name="Exalted">
      <style:text-properties fo:language="en" fo:country="US" officeooo:rsid="02af6912" officeooo:paragraph-rsid="02af6912"/>
    </style:style>
    <style:style style:name="P8" style:family="paragraph" style:parent-style-name="Exalted">
      <style:text-properties fo:language="en" fo:country="US" officeooo:rsid="02a89d7d" officeooo:paragraph-rsid="02dd41b6"/>
    </style:style>
    <style:style style:name="P9" style:family="paragraph" style:parent-style-name="Exalted">
      <style:text-properties fo:language="en" fo:country="US" officeooo:rsid="02a89d7d" officeooo:paragraph-rsid="02a89d7d"/>
    </style:style>
    <style:style style:name="P10" style:family="paragraph" style:parent-style-name="Exalted">
      <style:text-properties fo:language="en" fo:country="US" officeooo:paragraph-rsid="03470c8c"/>
    </style:style>
    <style:style style:name="P11" style:family="paragraph" style:parent-style-name="Exalted">
      <style:text-properties fo:language="en" fo:country="US" officeooo:rsid="02eb09fa" officeooo:paragraph-rsid="02eb09fa"/>
    </style:style>
    <style:style style:name="P12" style:family="paragraph" style:parent-style-name="Heading_20_4">
      <style:text-properties fo:language="en" fo:country="US" officeooo:rsid="02eca62c" officeooo:paragraph-rsid="02eca62c"/>
    </style:style>
    <style:style style:name="P13" style:family="paragraph" style:parent-style-name="Sidebar">
      <style:text-properties fo:language="en" fo:country="US"/>
    </style:style>
    <style:style style:name="P14" style:family="paragraph" style:parent-style-name="Sidebar">
      <style:text-properties fo:language="en" fo:country="US" officeooo:rsid="01ea4826" officeooo:paragraph-rsid="023b0e56"/>
    </style:style>
    <style:style style:name="P15" style:family="paragraph" style:parent-style-name="Table_20_Contents">
      <style:text-properties fo:language="en" fo:country="US"/>
    </style:style>
    <style:style style:name="P16" style:family="paragraph" style:parent-style-name="Heading_20_1">
      <style:text-properties fo:language="en" fo:country="US" officeooo:paragraph-rsid="0443033e"/>
    </style:style>
    <style:style style:name="P17" style:family="paragraph" style:parent-style-name="Sidebar">
      <style:text-properties fo:language="en" fo:country="US" officeooo:paragraph-rsid="049c909a"/>
    </style:style>
    <style:style style:name="P18" style:family="paragraph" style:parent-style-name="Exalted">
      <style:text-properties fo:language="en" fo:country="US" officeooo:paragraph-rsid="04ae3b86" style:language-asian="zh" style:country-asian="CN" style:language-complex="hi" style:country-complex="IN"/>
    </style:style>
    <style:style style:name="P19" style:family="paragraph" style:parent-style-name="Exalted">
      <style:text-properties fo:language="en" fo:country="US" officeooo:rsid="04d5c628" officeooo:paragraph-rsid="04d5c628"/>
    </style:style>
    <style:style style:name="P20" style:family="paragraph" style:parent-style-name="Table_20_Contents">
      <style:text-properties fo:language="en" fo:country="US" officeooo:rsid="04e248d8" officeooo:paragraph-rsid="04e248d8"/>
    </style:style>
    <style:style style:name="P21" style:family="paragraph" style:parent-style-name="Exalted">
      <style:paragraph-properties fo:margin-top="0in" fo:margin-bottom="0in" style:contextual-spacing="false"/>
      <style:text-properties fo:language="en" fo:country="US" officeooo:paragraph-rsid="02a89d7d"/>
    </style:style>
    <style:style style:name="P2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c0035a" officeooo:paragraph-rsid="00298537" style:font-size-asian="10pt" style:font-style-asian="normal" style:font-weight-asian="bold" style:font-size-complex="10pt" style:font-style-complex="normal" style:font-weight-complex="bold" style:text-overline-style="none" style:text-overline-color="font-color"/>
    </style:style>
    <style:style style:name="P2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1efb9a0" officeooo:paragraph-rsid="00298537" style:font-size-asian="10pt" style:font-style-asian="normal" style:font-weight-asian="bold" style:font-size-complex="10pt" style:font-style-complex="normal" style:font-weight-complex="bold" style:text-overline-style="none" style:text-overline-color="font-color"/>
    </style:style>
    <style:style style:name="P2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2e325e8" officeooo:paragraph-rsid="02e325e8" style:font-size-asian="10pt" style:font-style-asian="normal" style:font-weight-asian="bold" style:font-size-complex="10pt" style:font-style-complex="normal" style:font-weight-complex="bold" style:text-overline-style="none" style:text-overline-color="font-color"/>
    </style:style>
    <style:style style:name="P2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2e325e8" officeooo:paragraph-rsid="02e325e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2e325e8" officeooo:paragraph-rsid="02e325e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2e8f2ea" officeooo:paragraph-rsid="02e8f2ea"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c0035a" officeooo:paragraph-rsid="00298537"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c0035a" officeooo:paragraph-rsid="00298537"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2e4f687" officeooo:paragraph-rsid="02e4f687"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2e325e8" officeooo:paragraph-rsid="02e325e8"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2d9ffde" officeooo:paragraph-rsid="02d9ffd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2d9ffde" officeooo:paragraph-rsid="002985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c0035a" officeooo:paragraph-rsid="002985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c0035a" officeooo:paragraph-rsid="002985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3820dd" officeooo:paragraph-rsid="003820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347fb77" officeooo:paragraph-rsid="0347fb7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3490487" officeooo:paragraph-rsid="034904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2e4f687" officeooo:paragraph-rsid="02e4f6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1caae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2e325e8" officeooo:paragraph-rsid="02e325e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2e8f2ea" officeooo:paragraph-rsid="02e8f2e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45" style:family="paragraph" style:parent-style-name="Exalted">
      <style:paragraph-properties fo:margin-top="0in" fo:margin-bottom="0in" style:contextual-spacing="false" fo:line-height="100%" fo:orphans="0" fo:widows="0"/>
      <style:text-properties style:use-window-font-color="true" loext:opacity="0%" style:font-name="Times New Roman" fo:font-size="10pt" fo:language="en" fo:country="US" officeooo:rsid="00c61800" officeooo:paragraph-rsid="00875a54" style:letter-kerning="false" style:font-name-asian="Spectral1" style:font-size-asian="10pt" style:language-asian="zh" style:country-asian="CN" style:font-name-complex="Spectral1" style:font-size-complex="10pt" style:language-complex="hi" style:country-complex="IN"/>
    </style:style>
    <style:style style:name="P46" style:family="paragraph" style:parent-style-name="Exalted">
      <style:text-properties style:use-window-font-color="true" loext:opacity="0%" style:font-name="Times New Roman" fo:font-size="10pt" fo:language="en" fo:country="US" officeooo:rsid="02e325e8" officeooo:paragraph-rsid="02e325e8" style:letter-kerning="false" style:font-name-asian="Spectral1" style:font-size-asian="10pt" style:language-asian="zh" style:country-asian="CN" style:font-name-complex="Spectral1" style:font-size-complex="10pt" style:language-complex="hi" style:country-complex="IN"/>
    </style:style>
    <style:style style:name="P47" style:family="paragraph" style:parent-style-name="Exalted">
      <style:text-properties style:use-window-font-color="true" loext:opacity="0%" style:font-name="Times New Roman" fo:font-size="10pt" fo:language="en" fo:country="US" officeooo:rsid="02eca62c" officeooo:paragraph-rsid="02eca62c" style:letter-kerning="false" style:font-name-asian="Spectral1" style:font-size-asian="10pt" style:language-asian="zh" style:country-asian="CN" style:font-name-complex="Spectral1" style:font-size-complex="10pt" style:language-complex="hi" style:country-complex="IN"/>
    </style:style>
    <style:style style:name="P48" style:family="paragraph" style:parent-style-name="Sidebar">
      <style:text-properties style:use-window-font-color="true" loext:opacity="0%" style:font-name="Times New Roman" fo:font-size="10pt" fo:language="en" fo:country="US" officeooo:rsid="041924ad" officeooo:paragraph-rsid="043e19da" style:letter-kerning="false" style:font-name-asian="Spectral1" style:font-size-asian="10pt" style:language-asian="zh" style:country-asian="CN" style:font-name-complex="Spectral1" style:font-size-complex="10pt" style:language-complex="hi" style:country-complex="IN"/>
    </style:style>
    <style:style style:name="P49" style:family="paragraph" style:parent-style-name="Sidebar">
      <style:text-properties style:use-window-font-color="true" loext:opacity="0%" style:font-name="Times New Roman" fo:font-size="10pt" fo:language="en" fo:country="US" officeooo:rsid="043e19da" officeooo:paragraph-rsid="043e19da" style:letter-kerning="false" style:font-name-asian="Spectral1" style:font-size-asian="10pt" style:language-asian="zh" style:country-asian="CN" style:font-name-complex="Spectral1" style:font-size-complex="10pt" style:language-complex="hi" style:country-complex="IN"/>
    </style:style>
    <style:style style:name="P50" style:family="paragraph" style:parent-style-name="Sidebar">
      <style:text-properties style:use-window-font-color="true" loext:opacity="0%" style:font-name="Times New Roman" fo:font-size="10pt" fo:language="en" fo:country="US" fo:font-style="normal" officeooo:rsid="01e4ec3c" officeooo:paragraph-rsid="023b0e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1" style:family="paragraph" style:parent-style-name="Sidebar">
      <style:text-properties style:use-window-font-color="true" loext:opacity="0%" style:font-name="Times New Roman" fo:font-size="10pt" fo:language="en" fo:country="US" fo:font-style="normal" officeooo:rsid="01fd58f6" officeooo:paragraph-rsid="023b0e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2" style:family="paragraph" style:parent-style-name="Sidebar">
      <style:text-properties style:use-window-font-color="true" loext:opacity="0%" style:font-name="Times New Roman" fo:font-size="10pt" fo:language="en" fo:country="US" fo:font-weight="normal" officeooo:rsid="043e19da" officeooo:paragraph-rsid="043e19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3" style:family="paragraph" style:parent-style-name="Exalted">
      <style:text-properties style:use-window-font-color="true" loext:opacity="0%" style:font-name="Times New Roman" fo:font-size="10pt" fo:language="en" fo:country="US" fo:font-weight="normal" officeooo:rsid="02c9382a" officeooo:paragraph-rsid="02c9382a" style:letter-kerning="false" style:font-name-asian="Spectral1" style:font-size-asian="10pt" style:language-asian="zh" style:country-asian="CN" style:font-name-complex="Spectral1" style:font-size-complex="10pt" style:language-complex="hi" style:country-complex="IN"/>
    </style:style>
    <style:style style:name="P54" style:family="paragraph" style:parent-style-name="Exalted">
      <style:text-properties style:use-window-font-color="true" loext:opacity="0%" style:font-name="Times New Roman" fo:font-size="10pt" fo:language="en" fo:country="US" fo:font-style="italic" fo:font-weight="normal" officeooo:rsid="043a1a0b"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P55"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US" fo:font-weight="bold" officeooo:rsid="00c61800" officeooo:paragraph-rsid="00875a54"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56"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US" fo:font-style="normal" style:text-underline-style="none" fo:font-weight="bold" officeooo:rsid="02b84cb8" officeooo:paragraph-rsid="02b84cb8"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normal"/>
    </style:style>
    <style:style style:name="P57"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US" fo:font-style="normal" style:text-underline-style="none" fo:font-weight="bold" officeooo:rsid="041924ad" officeooo:paragraph-rsid="041924ad"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normal"/>
    </style:style>
    <style:style style:name="P58" style:family="paragraph" style:parent-style-name="Sidebar_20_Heading">
      <style:paragraph-properties fo:text-align="start" style:justify-single-word="false"/>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paragraph-rsid="049c909a"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20a1332" officeooo:paragraph-rsid="023b0e56"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60" style:family="paragraph" style:parent-style-name="Exalted">
      <style:paragraph-properties fo:text-align="center" style:justify-single-word="false"/>
      <style:text-properties fo:font-variant="small-caps" fo:color="#1c1c1c" loext:opacity="100%" style:text-outline="false" style:font-name="Envision Roman1" fo:font-size="22pt" fo:language="en" fo:country="US" fo:text-shadow="1pt 1pt" officeooo:rsid="02792806" officeooo:paragraph-rsid="02792806" style:letter-kerning="false" style:font-name-asian="Modern Antiqua1" style:font-size-asian="20pt" style:language-asian="zh" style:country-asian="CN" style:font-name-complex="Modern Antiqua1" style:font-size-complex="20pt" style:language-complex="hi" style:country-complex="IN"/>
    </style:style>
    <style:style style:name="P61" style:family="paragraph" style:parent-style-name="Exalted">
      <style:text-properties officeooo:rsid="04eae1c4" officeooo:paragraph-rsid="04eae1c4"/>
    </style:style>
    <style:style style:name="P62" style:family="paragraph" style:parent-style-name="Exalted">
      <style:text-properties fo:font-style="normal" fo:font-weight="normal" officeooo:rsid="04eb3531" officeooo:paragraph-rsid="04eb3531" style:font-style-asian="normal" style:font-weight-asian="normal" style:font-style-complex="normal" style:font-weight-complex="normal"/>
    </style:style>
    <style:style style:name="P63" style:family="paragraph" style:parent-style-name="Exalted" style:list-style-name="Exalted_20_1a">
      <style:text-properties fo:language="en" fo:country="US"/>
    </style:style>
    <style:style style:name="P64" style:family="paragraph" style:parent-style-name="Exalted" style:list-style-name="Exalted_20_1a">
      <style:text-properties fo:language="en" fo:country="US" officeooo:paragraph-rsid="049810a0"/>
    </style:style>
    <style:style style:name="P65" style:family="paragraph" style:parent-style-name="Exalted" style:list-style-name="Exalted_20_1a">
      <style:text-properties fo:language="en" fo:country="US" officeooo:paragraph-rsid="04909c47"/>
    </style:style>
    <style:style style:name="P66" style:family="paragraph" style:parent-style-name="Exalted" style:list-style-name="Exalted_20_1a">
      <style:text-properties fo:language="en" fo:country="US" officeooo:paragraph-rsid="0490b746"/>
    </style:style>
    <style:style style:name="P67" style:family="paragraph" style:parent-style-name="Exalted" style:list-style-name="Exalted_20_1a">
      <style:text-properties fo:language="en" fo:country="US" officeooo:paragraph-rsid="01cb12cb"/>
    </style:style>
    <style:style style:name="P68" style:family="paragraph" style:parent-style-name="Exalted" style:list-style-name="Exalted_20_1a">
      <style:text-properties fo:language="en" fo:country="US" officeooo:paragraph-rsid="01a971ca"/>
    </style:style>
    <style:style style:name="P69" style:family="paragraph" style:parent-style-name="Exalted" style:list-style-name="Exalted_20_1a">
      <style:text-properties fo:language="en" fo:country="US" officeooo:paragraph-rsid="01ab26ea"/>
    </style:style>
    <style:style style:name="P70" style:family="paragraph" style:parent-style-name="Exalted" style:list-style-name="Exalted_20_1a">
      <style:text-properties fo:language="en" fo:country="US" officeooo:paragraph-rsid="0499dae2"/>
    </style:style>
    <style:style style:name="P71" style:family="paragraph" style:parent-style-name="Exalted" style:list-style-name="Exalted_20_1a">
      <style:text-properties fo:language="en" fo:country="US" officeooo:paragraph-rsid="04d7e41f"/>
    </style:style>
    <style:style style:name="P72" style:family="paragraph" style:parent-style-name="Exalted" style:list-style-name="Exalted_20_1a">
      <style:text-properties fo:language="en" fo:country="US" officeooo:paragraph-rsid="01a24ee7"/>
    </style:style>
    <style:style style:name="P73" style:family="paragraph" style:parent-style-name="Exalted" style:list-style-name="Exalted_20_1a">
      <style:text-properties fo:language="en" fo:country="US" officeooo:paragraph-rsid="04ae3b86"/>
    </style:style>
    <style:style style:name="P74" style:family="paragraph" style:parent-style-name="Exalted" style:list-style-name="Exalted_20_1a">
      <style:text-properties fo:language="en" fo:country="US" officeooo:paragraph-rsid="02ee8473"/>
    </style:style>
    <style:style style:name="P75" style:family="paragraph" style:parent-style-name="Exalted" style:list-style-name="Exalted_20_1a">
      <style:text-properties fo:language="en" fo:country="US" officeooo:paragraph-rsid="0490b746" style:language-asian="zh" style:country-asian="CN" style:language-complex="hi" style:country-complex="IN"/>
    </style:style>
    <style:style style:name="P76" style:family="paragraph" style:parent-style-name="Exalted" style:list-style-name="Exalted_20_1a">
      <style:text-properties fo:language="en" fo:country="US" officeooo:rsid="01c6aa15" officeooo:paragraph-rsid="0234bfc8"/>
    </style:style>
    <style:style style:name="P77" style:family="paragraph" style:parent-style-name="Exalted" style:list-style-name="Exalted_20_1a">
      <style:text-properties fo:language="en" fo:country="US" officeooo:rsid="04ce6a68" officeooo:paragraph-rsid="04ce6a68"/>
    </style:style>
    <style:style style:name="P78" style:family="paragraph" style:parent-style-name="Exalted" style:list-style-name="Exalted_20_1a">
      <style:text-properties fo:language="en" fo:country="US" fo:font-style="italic" officeooo:paragraph-rsid="0489cde0" style:language-asian="zh" style:country-asian="CN" style:font-style-asian="italic" style:language-complex="hi" style:country-complex="IN" style:font-style-complex="italic"/>
    </style:style>
    <style:style style:name="P79" style:family="paragraph" style:parent-style-name="Exalted" style:list-style-name="Exalted_20_1a">
      <style:text-properties fo:language="en" fo:country="US" fo:font-style="italic" officeooo:rsid="02eca62c" officeooo:paragraph-rsid="02eca62c" style:font-style-asian="italic" style:font-style-complex="italic"/>
    </style:style>
    <style:style style:name="P80" style:family="paragraph" style:parent-style-name="Exalted" style:list-style-name="Exalt_20_Dot">
      <style:text-properties fo:language="en" fo:country="US" officeooo:rsid="00516ee0" officeooo:paragraph-rsid="00298537"/>
    </style:style>
    <style:style style:name="P81" style:family="paragraph" style:parent-style-name="Exalted" style:list-style-name="Exalt_20_Dot">
      <style:text-properties fo:language="en" fo:country="US" officeooo:rsid="00c30d17" officeooo:paragraph-rsid="00298537"/>
    </style:style>
    <style:style style:name="P82" style:family="paragraph" style:parent-style-name="Exalted" style:list-style-name="Exalted_20_Center_20_Dot">
      <style:paragraph-properties fo:margin-top="0in" fo:margin-bottom="0in" style:contextual-spacing="false"/>
      <style:text-properties fo:language="en" fo:country="US" officeooo:rsid="02ab8ac9" officeooo:paragraph-rsid="02ab8ac9"/>
    </style:style>
    <style:style style:name="P83" style:family="paragraph" style:parent-style-name="Exalted" style:list-style-name="Exalted_20_Center_20_Dot">
      <style:paragraph-properties fo:margin-top="0in" fo:margin-bottom="0in" style:contextual-spacing="false"/>
      <style:text-properties fo:language="en" fo:country="US" officeooo:rsid="04eb3531" officeooo:paragraph-rsid="04eb3531"/>
    </style:style>
    <style:style style:name="P84" style:family="paragraph" style:parent-style-name="Exalted" style:list-style-name="Exalted_20_Center_20_Dot">
      <style:paragraph-properties fo:margin-top="0in" fo:margin-bottom="0in" style:contextual-spacing="false"/>
      <style:text-properties fo:language="en" fo:country="US" officeooo:paragraph-rsid="02a89d7d"/>
    </style:style>
    <style:style style:name="P85" style:family="paragraph" style:parent-style-name="Exalted" style:list-style-name="Exalted_20_1a">
      <style:text-properties fo:language="en" fo:country="US" officeooo:rsid="02eca62c" officeooo:paragraph-rsid="02eca62c"/>
    </style:style>
    <style:style style:name="P86" style:family="paragraph" style:parent-style-name="Exalted" style:list-style-name="Exalted_20_1a">
      <style:text-properties fo:language="en" fo:country="US" officeooo:rsid="02ee8473" officeooo:paragraph-rsid="02ee8473"/>
    </style:style>
    <style:style style:name="P87" style:family="paragraph" style:parent-style-name="Exalted" style:list-style-name="Exalted_20_1a">
      <style:text-properties fo:language="en" fo:country="US" officeooo:rsid="02ee8473" officeooo:paragraph-rsid="02eeea95"/>
    </style:style>
    <style:style style:name="P88" style:family="paragraph" style:parent-style-name="Exalted" style:list-style-name="Exalted_20_1a">
      <style:text-properties fo:language="en" fo:country="US" officeooo:rsid="02ee8473" officeooo:paragraph-rsid="02ef2cde"/>
    </style:style>
    <style:style style:name="P89" style:family="paragraph" style:parent-style-name="Exalted" style:list-style-name="Exalted_20_1a">
      <style:text-properties fo:language="en" fo:country="US" officeooo:rsid="02ef2cde" officeooo:paragraph-rsid="02ef2cde"/>
    </style:style>
    <style:style style:name="P90" style:family="paragraph" style:parent-style-name="Exalted" style:list-style-name="Exalted_20_1a">
      <style:text-properties fo:language="en" fo:country="US" officeooo:rsid="02f0aaea" officeooo:paragraph-rsid="02f0aaea"/>
    </style:style>
    <style:style style:name="P91" style:family="paragraph" style:parent-style-name="Exalted" style:list-style-name="Exalted_20_1a"/>
    <style:style style:name="P92" style:family="paragraph" style:parent-style-name="Exalted" style:list-style-name="Exalted_20_1a">
      <style:text-properties officeooo:paragraph-rsid="04909c47"/>
    </style:style>
    <style:style style:name="P93" style:family="paragraph" style:parent-style-name="Exalted" style:list-style-name="Exalted_20_1a">
      <style:text-properties officeooo:paragraph-rsid="0490b746"/>
    </style:style>
    <style:style style:name="P94" style:family="paragraph" style:parent-style-name="Exalted" style:list-style-name="Exalted_20_1a">
      <style:text-properties officeooo:paragraph-rsid="04ce6a68"/>
    </style:style>
    <style:style style:name="P95" style:family="paragraph" style:parent-style-name="Exalted" style:list-style-name="Exalted_20_1a">
      <style:text-properties officeooo:paragraph-rsid="01cb12cb"/>
    </style:style>
    <style:style style:name="P96" style:family="paragraph" style:parent-style-name="Exalted" style:list-style-name="Exalted_20_1a">
      <style:text-properties officeooo:paragraph-rsid="04005240"/>
    </style:style>
    <style:style style:name="P97" style:family="paragraph" style:parent-style-name="Exalted" style:list-style-name="Exalted_20_1a">
      <style:text-properties officeooo:paragraph-rsid="0489cde0"/>
    </style:style>
    <style:style style:name="P98" style:family="paragraph" style:parent-style-name="Exalted" style:list-style-name="Exalted_20_1a">
      <style:text-properties officeooo:paragraph-rsid="01a24ee7"/>
    </style:style>
    <style:style style:name="P99" style:family="paragraph" style:parent-style-name="Exalted" style:list-style-name="Exalted_20_1a">
      <style:text-properties officeooo:paragraph-rsid="049f6c4d"/>
    </style:style>
    <style:style style:name="P100" style:family="paragraph" style:parent-style-name="Exalted" style:list-style-name="Exalted_20_1a">
      <style:text-properties officeooo:paragraph-rsid="04aadf8d"/>
    </style:style>
    <style:style style:name="P101" style:family="paragraph" style:parent-style-name="Exalted" style:list-style-name="Exalted_20_1a">
      <style:text-properties officeooo:paragraph-rsid="02eeea95"/>
    </style:style>
    <style:style style:name="P102" style:family="paragraph" style:parent-style-name="Exalted" style:list-style-name="Exalted_20_1a">
      <style:text-properties fo:font-weight="normal" officeooo:rsid="0498197b" officeooo:paragraph-rsid="0498197b" style:font-weight-asian="normal" style:font-weight-complex="normal"/>
    </style:style>
    <style:style style:name="P103" style:family="paragraph" style:parent-style-name="Exalted" style:list-style-name="Exalted_20_1a">
      <style:text-properties fo:font-weight="bold" officeooo:rsid="049c909a" officeooo:paragraph-rsid="049c909a" style:font-weight-asian="bold" style:font-weight-complex="bold"/>
    </style:style>
    <style:style style:name="P104" style:family="paragraph" style:parent-style-name="Exalted" style:list-style-name="Exalted_20_1a">
      <style:text-properties fo:font-weight="bold" officeooo:rsid="049c909a" officeooo:paragraph-rsid="049f6c4d" style:font-weight-asian="bold" style:font-weight-complex="bold"/>
    </style:style>
    <style:style style:name="P105" style:family="paragraph" style:parent-style-name="Exalted" style:list-style-name="Exalt_20_Dot">
      <style:text-properties style:use-window-font-color="true" loext:opacity="0%" style:font-name="Times New Roman" fo:font-size="10pt" fo:language="en" fo:country="US" officeooo:rsid="042982bb" officeooo:paragraph-rsid="04ca7bfa" style:letter-kerning="false" style:font-name-asian="Spectral1" style:font-size-asian="10pt" style:language-asian="zh" style:country-asian="CN" style:font-name-complex="Spectral1" style:font-size-complex="10pt" style:language-complex="hi" style:country-complex="IN"/>
    </style:style>
    <style:style style:name="P106" style:family="paragraph" style:parent-style-name="Heading_20_2">
      <style:text-properties fo:font-variant="small-caps" fo:color="#333333" loext:opacity="100%" style:font-name="Goudy Old Style1" fo:font-size="20pt" fo:language="en" fo:country="US" fo:font-style="normal" fo:text-shadow="none" fo:font-weight="bold" officeooo:rsid="026d4544" officeooo:paragraph-rsid="026d4544" style:letter-kerning="false" style:font-name-asian="Modern Antiqua1" style:font-size-asian="18pt" style:language-asian="zh" style:country-asian="CN" style:font-name-complex="Modern Antiqua1" style:font-size-complex="18pt" style:language-complex="hi" style:country-complex="IN"/>
    </style:style>
    <style:style style:name="P107" style:family="paragraph" style:parent-style-name="Heading_20_2">
      <style:paragraph-properties fo:margin-top="0in" fo:margin-bottom="0.0555in" style:contextual-spacing="false" fo:line-height="100%" fo:break-before="column">
        <style:tab-stops>
          <style:tab-stop style:position="0.2165in"/>
        </style:tab-stops>
      </style:paragraph-properties>
      <style:text-properties fo:language="en" fo:country="US" officeooo:paragraph-rsid="00298537"/>
    </style:style>
    <style:style style:name="P108" style:family="paragraph" style:parent-style-name="Heading_20_2">
      <style:paragraph-properties fo:break-before="column"/>
      <style:text-properties fo:language="en" fo:country="US" officeooo:paragraph-rsid="03470c8c"/>
    </style:style>
    <style:style style:name="P109" style:family="paragraph" style:parent-style-name="Heading_20_3">
      <style:paragraph-properties fo:break-after="column"/>
      <style:text-properties fo:language="en" fo:country="US" officeooo:paragraph-rsid="04013db3"/>
    </style:style>
    <style:style style:name="P110" style:family="paragraph" style:parent-style-name="Heading_20_3">
      <style:paragraph-properties fo:break-before="column"/>
      <style:text-properties fo:language="en" fo:country="US" officeooo:paragraph-rsid="04013db3"/>
    </style:style>
    <style:style style:name="P111" style:family="paragraph" style:parent-style-name="Heading_20_3">
      <style:text-properties fo:language="en" fo:country="US" officeooo:paragraph-rsid="00298537"/>
    </style:style>
    <style:style style:name="P112" style:family="paragraph" style:parent-style-name="Heading_20_3">
      <style:text-properties fo:language="en" fo:country="US" officeooo:rsid="02e1b178" officeooo:paragraph-rsid="02e1b178"/>
    </style:style>
    <style:style style:name="P113" style:family="paragraph" style:parent-style-name="Heading_20_3">
      <style:paragraph-properties fo:break-before="column"/>
      <style:text-properties fo:language="en" fo:country="US" officeooo:rsid="02eb09fa" officeooo:paragraph-rsid="02eb09fa"/>
    </style:style>
    <style:style style:name="P114" style:family="paragraph" style:parent-style-name="Heading_20_3">
      <style:paragraph-properties fo:break-before="column"/>
      <style:text-properties fo:color="#000000" loext:opacity="100%" style:font-name="Mercury Text G2 Semibold" fo:font-size="13pt" fo:language="en" fo:country="US" fo:text-shadow="none" fo:font-weight="normal" officeooo:rsid="023ec0b2" officeooo:paragraph-rsid="023ec0b2" style:letter-kerning="false" style:font-name-asian="Modern Antiqua1" style:font-size-asian="12pt" style:language-asian="zh" style:country-asian="CN" style:font-name-complex="Modern Antiqua1" style:font-size-complex="12pt" style:language-complex="hi" style:country-complex="IN"/>
    </style:style>
    <style:style style:name="P115" style:family="paragraph" style:parent-style-name="Sidebar" style:list-style-name="Exalt_20_Dot">
      <style:text-properties fo:language="en" fo:country="US" officeooo:paragraph-rsid="02b84cb8"/>
    </style:style>
    <style:style style:name="P116" style:family="paragraph" style:parent-style-name="Sidebar" style:list-style-name="Exalt_20_Dot">
      <style:text-properties fo:language="en" fo:country="US" officeooo:paragraph-rsid="02b9b9d3"/>
    </style:style>
    <style:style style:name="P117" style:family="paragraph" style:parent-style-name="Sidebar" style:list-style-name="Exalt_20_Dot">
      <style:text-properties fo:language="en" fo:country="US" officeooo:rsid="02b84cb8" officeooo:paragraph-rsid="02b9b9d3"/>
    </style:style>
    <style:style style:name="P118" style:family="paragraph" style:parent-style-name="Sidebar" style:list-style-name="Exalt_20_Dot">
      <style:text-properties fo:language="en" fo:country="US" officeooo:rsid="01e4ec3c" officeooo:paragraph-rsid="023b0e56"/>
    </style:style>
    <style:style style:name="P119" style:family="paragraph" style:parent-style-name="Sidebar" style:list-style-name="Exalt_20_Dot">
      <style:text-properties style:use-window-font-color="true" loext:opacity="0%" style:font-name="Times New Roman" fo:font-size="10pt" fo:language="en" fo:country="US" fo:font-style="normal" officeooo:rsid="01e4ec3c" officeooo:paragraph-rsid="023b0e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 style:family="text">
      <style:text-properties fo:font-style="italic" style:font-style-asian="italic" style:font-style-complex="italic"/>
    </style:style>
    <style:style style:name="T2" style:family="text">
      <style:text-properties fo:font-style="italic" officeooo:rsid="01e4ec3c" style:font-style-asian="italic" style:font-style-complex="italic"/>
    </style:style>
    <style:style style:name="T3" style:family="text">
      <style:text-properties fo:font-style="italic" officeooo:rsid="0227dba7" style:font-style-asian="italic" style:font-style-complex="italic"/>
    </style:style>
    <style:style style:name="T4" style:family="text">
      <style:text-properties fo:font-style="italic" officeooo:rsid="0347fb7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2262021" style:language-asian="zh" style:country-asian="CN" style:font-style-asian="italic" style:font-weight-asian="normal" style:language-complex="hi" style:country-complex="IN" style:font-style-complex="italic" style:font-weight-complex="normal"/>
    </style:style>
    <style:style style:name="T7" style:family="text">
      <style:text-properties fo:font-style="italic" fo:font-weight="normal" officeooo:rsid="02272c6c" style:language-asian="zh" style:country-asian="CN" style:font-style-asian="italic" style:font-weight-asian="normal" style:language-complex="hi" style:country-complex="IN" style:font-style-complex="italic" style:font-weight-complex="normal"/>
    </style:style>
    <style:style style:name="T8" style:family="text">
      <style:text-properties fo:font-style="italic" fo:font-weight="normal" officeooo:rsid="01ca4308" style:language-asian="zh" style:country-asian="CN" style:font-style-asian="italic" style:font-weight-asian="normal" style:language-complex="hi" style:country-complex="IN" style:font-style-complex="italic" style:font-weight-complex="normal"/>
    </style:style>
    <style:style style:name="T9" style:family="text">
      <style:text-properties fo:font-style="italic" fo:font-weight="normal" officeooo:rsid="0345449d" style:language-asian="zh" style:country-asian="CN" style:font-style-asian="italic" style:font-weight-asian="normal" style:language-complex="hi" style:country-complex="IN" style:font-style-complex="italic" style:font-weight-complex="normal"/>
    </style:style>
    <style:style style:name="T10" style:family="text">
      <style:text-properties fo:font-style="italic" fo:font-weight="normal" officeooo:rsid="01cb12cb" style:language-asian="zh" style:country-asian="CN" style:font-style-asian="italic" style:font-weight-asian="normal" style:language-complex="hi" style:country-complex="IN" style:font-style-complex="italic" style:font-weight-complex="normal"/>
    </style:style>
    <style:style style:name="T11" style:family="text">
      <style:text-properties fo:font-style="italic" fo:font-weight="normal" officeooo:rsid="02c491be" style:language-asian="zh" style:country-asian="CN" style:font-style-asian="italic" style:font-weight-asian="normal" style:language-complex="hi" style:country-complex="IN" style:font-style-complex="italic" style:font-weight-complex="normal"/>
    </style:style>
    <style:style style:name="T12" style:family="text">
      <style:text-properties fo:font-style="italic" style:language-asian="zh" style:country-asian="CN" style:font-style-asian="italic" style:language-complex="hi" style:country-complex="IN" style:font-style-complex="italic"/>
    </style:style>
    <style:style style:name="T13" style:family="text">
      <style:text-properties fo:font-style="italic" officeooo:rsid="04eb3531" style:language-asian="zh" style:country-asian="CN" style:font-style-asian="italic" style:language-complex="hi" style:country-complex="IN" style:font-style-complex="italic"/>
    </style:style>
    <style:style style:name="T14" style:family="text">
      <style:text-properties fo:font-weight="bold" style:font-weight-asian="bold" style:font-weight-complex="bold"/>
    </style:style>
    <style:style style:name="T15" style:family="text">
      <style:text-properties fo:font-weight="bold" officeooo:rsid="009a91ad" style:font-weight-asian="bold" style:font-weight-complex="bold"/>
    </style:style>
    <style:style style:name="T16" style:family="text">
      <style:text-properties fo:font-weight="bold" officeooo:rsid="01e90535" style:font-weight-asian="bold" style:font-weight-complex="bold"/>
    </style:style>
    <style:style style:name="T17" style:family="text">
      <style:text-properties fo:font-weight="bold" officeooo:rsid="01a6da0b" style:font-weight-asian="bold" style:font-weight-complex="bold"/>
    </style:style>
    <style:style style:name="T18" style:family="text">
      <style:text-properties fo:font-weight="bold" officeooo:rsid="02dfbf01" style:font-weight-asian="bold" style:font-weight-complex="bold"/>
    </style:style>
    <style:style style:name="T19" style:family="text">
      <style:text-properties fo:font-weight="bold" officeooo:rsid="043e19da" style:font-weight-asian="bold" style:font-weight-complex="bold"/>
    </style:style>
    <style:style style:name="T20" style:family="text">
      <style:text-properties fo:font-weight="bold" officeooo:rsid="04961d0b" style:font-weight-asian="bold" style:font-weight-complex="bold"/>
    </style:style>
    <style:style style:name="T21" style:family="text">
      <style:text-properties fo:font-weight="bold" style:language-asian="zh" style:country-asian="CN" style:font-weight-asian="bold" style:language-complex="hi" style:country-complex="IN" style:font-weight-complex="bold"/>
    </style:style>
    <style:style style:name="T22" style:family="text">
      <style:text-properties fo:font-weight="bold" officeooo:rsid="01cb12cb" style:language-asian="zh" style:country-asian="CN" style:font-weight-asian="bold" style:language-complex="hi" style:country-complex="IN" style:font-weight-complex="bold"/>
    </style:style>
    <style:style style:name="T23" style:family="text">
      <style:text-properties fo:font-weight="bold" officeooo:rsid="0234bfc8" style:language-asian="zh" style:country-asian="CN" style:font-weight-asian="bold" style:language-complex="hi" style:country-complex="IN" style:font-weight-complex="bold"/>
    </style:style>
    <style:style style:name="T24" style:family="text">
      <style:text-properties fo:font-weight="bold" officeooo:rsid="02c491be" style:language-asian="zh" style:country-asian="CN" style:font-weight-asian="bold" style:language-complex="hi" style:country-complex="IN" style:font-weight-complex="bold"/>
    </style:style>
    <style:style style:name="T25" style:family="text">
      <style:text-properties fo:font-weight="bold" officeooo:rsid="040324ff" style:language-asian="zh" style:country-asian="CN" style:font-weight-asian="bold" style:language-complex="hi" style:country-complex="IN" style:font-weight-complex="bold"/>
    </style:style>
    <style:style style:name="T26" style:family="text">
      <style:text-properties fo:font-weight="bold" officeooo:rsid="04290b8e" style:language-asian="zh" style:country-asian="CN" style:font-weight-asian="bold" style:language-complex="hi" style:country-complex="IN" style:font-weight-complex="bold"/>
    </style:style>
    <style:style style:name="T27" style:family="text">
      <style:text-properties fo:font-weight="bold" officeooo:rsid="04961d0b" style:language-asian="zh" style:country-asian="CN" style:font-weight-asian="bold" style:language-complex="hi" style:country-complex="IN" style:font-weight-complex="bold"/>
    </style:style>
    <style:style style:name="T28" style:family="text">
      <style:text-properties fo:font-weight="bold" officeooo:rsid="0499038d" style:language-asian="zh" style:country-asian="CN" style:font-weight-asian="bold" style:language-complex="hi" style:country-complex="IN" style:font-weight-complex="bold"/>
    </style:style>
    <style:style style:name="T29" style:family="text">
      <style:text-properties fo:font-weight="bold" officeooo:rsid="04a6edf4" style:language-asian="zh" style:country-asian="CN" style:font-weight-asian="bold" style:language-complex="hi" style:country-complex="IN" style:font-weight-complex="bold"/>
    </style:style>
    <style:style style:name="T30" style:family="text">
      <style:text-properties fo:font-weight="bold" officeooo:rsid="04e675cb" style:language-asian="zh" style:country-asian="CN" style:font-weight-asian="bold" style:language-complex="hi" style:country-complex="IN" style:font-weight-complex="bold"/>
    </style:style>
    <style:style style:name="T31" style:family="text">
      <style:text-properties fo:font-weight="bold" officeooo:rsid="04ec3b1f" style:language-asian="zh" style:country-asian="CN" style:font-weight-asian="bold" style:language-complex="hi" style:country-complex="IN" style:font-weight-complex="bold"/>
    </style:style>
    <style:style style:name="T32" style:family="text">
      <style:text-properties fo:font-weight="normal" style:font-weight-asian="normal" style:font-weight-complex="normal"/>
    </style:style>
    <style:style style:name="T33" style:family="text">
      <style:text-properties fo:font-weight="normal" officeooo:rsid="02b09e70" style:font-weight-asian="normal" style:font-weight-complex="normal"/>
    </style:style>
    <style:style style:name="T34" style:family="text">
      <style:text-properties fo:font-weight="normal" officeooo:rsid="02b1c24c" style:font-weight-asian="normal" style:font-weight-complex="normal"/>
    </style:style>
    <style:style style:name="T35" style:family="text">
      <style:text-properties fo:font-weight="normal" officeooo:rsid="02af6912" style:font-weight-asian="normal" style:font-weight-complex="normal"/>
    </style:style>
    <style:style style:name="T36" style:family="text">
      <style:text-properties fo:font-weight="normal" officeooo:rsid="043e19da" style:font-weight-asian="normal" style:font-weight-complex="normal"/>
    </style:style>
    <style:style style:name="T37" style:family="text">
      <style:text-properties fo:font-weight="normal" style:language-asian="zh" style:country-asian="CN" style:font-weight-asian="normal" style:language-complex="hi" style:country-complex="IN" style:font-weight-complex="normal"/>
    </style:style>
    <style:style style:name="T38" style:family="text">
      <style:text-properties fo:font-weight="normal" officeooo:rsid="01cb12cb" style:language-asian="zh" style:country-asian="CN" style:font-weight-asian="normal" style:language-complex="hi" style:country-complex="IN" style:font-weight-complex="normal"/>
    </style:style>
    <style:style style:name="T39" style:family="text">
      <style:text-properties fo:font-weight="normal" officeooo:rsid="02262021" style:language-asian="zh" style:country-asian="CN" style:font-weight-asian="normal" style:language-complex="hi" style:country-complex="IN" style:font-weight-complex="normal"/>
    </style:style>
    <style:style style:name="T40" style:family="text">
      <style:text-properties fo:font-weight="normal" officeooo:rsid="02c491be" style:language-asian="zh" style:country-asian="CN" style:font-weight-asian="normal" style:language-complex="hi" style:country-complex="IN" style:font-weight-complex="normal"/>
    </style:style>
    <style:style style:name="T41" style:family="text">
      <style:text-properties fo:font-weight="normal" officeooo:rsid="0345449d" style:language-asian="zh" style:country-asian="CN" style:font-weight-asian="normal" style:language-complex="hi" style:country-complex="IN" style:font-weight-complex="normal"/>
    </style:style>
    <style:style style:name="T42" style:family="text">
      <style:text-properties fo:font-weight="normal" officeooo:rsid="0370c62c" style:language-asian="zh" style:country-asian="CN" style:font-weight-asian="normal" style:language-complex="hi" style:country-complex="IN" style:font-weight-complex="normal"/>
    </style:style>
    <style:style style:name="T43" style:family="text">
      <style:text-properties fo:font-weight="normal" officeooo:rsid="0489cde0" style:language-asian="zh" style:country-asian="CN" style:font-weight-asian="normal" style:language-complex="hi" style:country-complex="IN" style:font-weight-complex="normal"/>
    </style:style>
    <style:style style:name="T44" style:family="text">
      <style:text-properties fo:font-weight="normal" officeooo:rsid="0499dae2" style:language-asian="zh" style:country-asian="CN" style:font-weight-asian="normal" style:language-complex="hi" style:country-complex="IN" style:font-weight-complex="normal"/>
    </style:style>
    <style:style style:name="T45" style:family="text">
      <style:text-properties style:use-window-font-color="true" loext:opacity="0%" style:font-name="Times New Roman" fo:font-size="10pt" officeooo:rsid="009a91ad" style:letter-kerning="false" style:font-name-asian="Spectral1" style:font-size-asian="10pt" style:language-asian="zh" style:country-asian="CN" style:font-name-complex="Spectral1" style:font-size-complex="10pt" style:language-complex="hi" style:country-complex="IN"/>
    </style:style>
    <style:style style:name="T46" style:family="text">
      <style:text-properties style:use-window-font-color="true" loext:opacity="0%" style:font-name="Times New Roman" fo:font-size="10pt" officeooo:rsid="01ee9d67" style:letter-kerning="false" style:font-name-asian="Spectral1" style:font-size-asian="10pt" style:language-asian="zh" style:country-asian="CN" style:font-name-complex="Spectral1" style:font-size-complex="10pt" style:language-complex="hi" style:country-complex="IN"/>
    </style:style>
    <style:style style:name="T47" style:family="text">
      <style:text-properties style:use-window-font-color="true" loext:opacity="0%" style:font-name="Times New Roman" fo:font-size="10pt" officeooo:rsid="00b13f9e"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style:use-window-font-color="true" loext:opacity="0%" style:font-name="Times New Roman" fo:font-size="10pt" officeooo:rsid="0231e8f7" style:letter-kerning="false" style:font-name-asian="Spectral1" style:font-size-asian="10pt" style:language-asian="zh" style:country-asian="CN" style:font-name-complex="Spectral1" style:font-size-complex="10pt" style:language-complex="hi" style:country-complex="IN"/>
    </style:style>
    <style:style style:name="T49" style:family="text">
      <style:text-properties style:use-window-font-color="true" loext:opacity="0%" style:font-name="Times New Roman" fo:font-size="10pt" officeooo:rsid="02d647d4"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officeooo:rsid="02d9ffde"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style:use-window-font-color="true" loext:opacity="0%" style:font-name="Times New Roman" fo:font-size="10pt" officeooo:rsid="02dd371b"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53" style:family="text">
      <style:text-properties style:use-window-font-color="true" loext:opacity="0%" style:font-name="Times New Roman" fo:font-size="10pt" fo:font-style="normal" officeooo:rsid="01e4ec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54" style:family="text">
      <style:text-properties style:use-window-font-color="true" loext:opacity="0%" style:font-name="Times New Roman" fo:font-size="10pt" fo:font-style="normal" officeooo:rsid="01f1db9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55" style:family="text">
      <style:text-properties style:use-window-font-color="true" loext:opacity="0%" style:font-name="Times New Roman" fo:font-size="10pt" fo:font-style="normal" officeooo:rsid="01f6108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56" style:family="text">
      <style:text-properties style:use-window-font-color="true" loext:opacity="0%" style:font-name="Times New Roman" fo:font-size="10pt" fo:font-style="normal" officeooo:rsid="02eb09f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57" style:family="text">
      <style:text-properties style:use-window-font-color="true" loext:opacity="0%" style:font-name="Times New Roman" fo:font-size="10pt"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58" style:family="text">
      <style:text-properties style:use-window-font-color="true" loext:opacity="0%" style:font-name="Times New Roman" fo:font-size="10pt" fo:font-style="normal" fo:font-weight="normal" officeooo:rsid="02d647d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59" style:family="text">
      <style:text-properties style:use-window-font-color="true" loext:opacity="0%" style:font-name="Times New Roman" fo:font-size="10pt" fo:font-style="normal" fo:font-weight="normal" officeooo:rsid="01cb4ba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60" style:family="text">
      <style:text-properties style:use-window-font-color="true" loext:opacity="0%" style:font-name="Times New Roman" fo:font-size="10pt" fo:font-style="normal" fo:font-weight="normal" officeooo:rsid="02eeea9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61" style:family="text">
      <style:text-properties style:use-window-font-color="true" loext:opacity="0%" style:font-name="Times New Roman" fo:font-size="10pt" fo:font-style="normal" fo:font-weight="normal" officeooo:rsid="02ef2cd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62" style:family="text">
      <style:text-properties style:use-window-font-color="true" loext:opacity="0%" style:font-name="Times New Roman" fo:font-size="10pt" fo:font-style="normal" fo:font-weight="normal" officeooo:rsid="03470c8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63" style:family="text">
      <style:text-properties style:use-window-font-color="true" loext:opacity="0%" style:font-name="Times New Roman" fo:font-size="10pt" fo:font-style="normal" fo:font-weight="bold"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64" style:family="text">
      <style:text-properties style:use-window-font-color="true" loext:opacity="0%" style:font-name="Times New Roman" fo:font-size="10pt" fo:font-style="normal" fo:font-weight="bold" officeooo:rsid="01ec7e87"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65" style:family="text">
      <style:text-properties style:use-window-font-color="true" loext:opacity="0%" style:font-name="Times New Roman" fo:font-size="10pt" fo:font-style="normal" fo:font-weight="bold" officeooo:rsid="02eeea95"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66" style:family="text">
      <style:text-properties style:use-window-font-color="true" loext:opacity="0%" style:font-name="Times New Roman" fo:font-size="10pt" fo:font-style="normal" fo:font-weight="bold" officeooo:rsid="01cb4ba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67" style:family="text">
      <style:text-properties style:use-window-font-color="true" loext:opacity="0%" style:font-name="Times New Roman" fo:font-size="10pt" fo:font-style="normal" fo:font-weight="bold" officeooo:rsid="02ef2cd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68" style:family="text">
      <style:text-properties style:use-window-font-color="true" loext:opacity="0%" style:font-name="Times New Roman" fo:font-size="10pt" fo:font-weight="normal" officeooo:rsid="03470c8c" style:letter-kerning="false" style:font-name-asian="Spectral1" style:font-size-asian="10pt" style:language-asian="zh" style:country-asian="CN" style:font-name-complex="Spectral1" style:font-size-complex="10pt" style:language-complex="hi" style:country-complex="IN"/>
    </style:style>
    <style:style style:name="T69" style:family="text">
      <style:text-properties style:use-window-font-color="true" loext:opacity="0%" style:font-name="Times New Roman" fo:font-size="10pt" fo:font-style="italic" fo:font-weight="normal" officeooo:rsid="03470c8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70" style:family="text">
      <style:text-properties style:use-window-font-color="true" loext:opacity="0%" style:font-name="Times New Roman" fo:font-size="10pt" fo:language="en" fo:country="US" officeooo:rsid="01ba0518" style:letter-kerning="false" style:font-name-asian="Spectral1" style:font-size-asian="10pt" style:language-asian="zh" style:country-asian="CN" style:font-name-complex="Spectral1" style:font-size-complex="10pt" style:language-complex="hi" style:country-complex="IN"/>
    </style:style>
    <style:style style:name="T71" style:family="text">
      <style:text-properties style:use-window-font-color="true" loext:opacity="0%" style:font-name="Times New Roman" fo:font-size="10pt" fo:language="en" fo:country="US" officeooo:rsid="01cb4ba0" style:letter-kerning="false" style:font-name-asian="Spectral1" style:font-size-asian="10pt" style:language-asian="zh" style:country-asian="CN" style:font-name-complex="Spectral1" style:font-size-complex="10pt" style:language-complex="hi" style:country-complex="IN"/>
    </style:style>
    <style:style style:name="T72" style:family="text">
      <style:text-properties style:use-window-font-color="true" loext:opacity="0%" style:font-name="Times New Roman" fo:font-size="10pt" fo:language="en" fo:country="US" fo:font-weight="bold" officeooo:rsid="01cb4ba0"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3" style:family="text">
      <style:text-properties style:use-window-font-color="true" loext:opacity="0%" style:font-name="Times New Roman" fo:font-size="10pt" fo:language="en" fo:country="US" fo:font-weight="normal" officeooo:rsid="01cb4ba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4" style:family="text">
      <style:text-properties fo:font-style="normal" officeooo:rsid="01e4ec3c" style:font-style-asian="normal" style:font-style-complex="normal"/>
    </style:style>
    <style:style style:name="T75" style:family="text">
      <style:text-properties fo:font-style="normal" officeooo:rsid="0347fb77" style:font-style-asian="normal" style:font-style-complex="normal"/>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fo:font-style="normal" fo:font-weight="normal" officeooo:rsid="02eda527" style:font-style-asian="normal" style:font-weight-asian="normal" style:font-style-complex="normal" style:font-weight-complex="normal"/>
    </style:style>
    <style:style style:name="T78" style:family="text">
      <style:text-properties fo:font-style="normal" fo:font-weight="normal" style:language-asian="zh" style:country-asian="CN" style:font-style-asian="normal" style:font-weight-asian="normal" style:language-complex="hi" style:country-complex="IN" style:font-style-complex="normal" style:font-weight-complex="normal"/>
    </style:style>
    <style:style style:name="T79" style:family="text">
      <style:text-properties fo:font-style="normal" fo:font-weight="normal" officeooo:rsid="02262021" style:language-asian="zh" style:country-asian="CN" style:font-style-asian="normal" style:font-weight-asian="normal" style:language-complex="hi" style:country-complex="IN" style:font-style-complex="normal" style:font-weight-complex="normal"/>
    </style:style>
    <style:style style:name="T80" style:family="text">
      <style:text-properties fo:font-style="normal" fo:font-weight="normal" officeooo:rsid="02272c6c" style:language-asian="zh" style:country-asian="CN" style:font-style-asian="normal" style:font-weight-asian="normal" style:language-complex="hi" style:country-complex="IN" style:font-style-complex="normal" style:font-weight-complex="normal"/>
    </style:style>
    <style:style style:name="T81" style:family="text">
      <style:text-properties fo:font-style="normal" fo:font-weight="normal" officeooo:rsid="01cb12cb" style:language-asian="zh" style:country-asian="CN" style:font-style-asian="normal" style:font-weight-asian="normal" style:language-complex="hi" style:country-complex="IN" style:font-style-complex="normal" style:font-weight-complex="normal"/>
    </style:style>
    <style:style style:name="T82" style:family="text">
      <style:text-properties fo:font-style="normal" fo:font-weight="normal" officeooo:rsid="02f5d4c7" style:language-asian="zh" style:country-asian="CN" style:font-style-asian="normal" style:font-weight-asian="normal" style:language-complex="hi" style:country-complex="IN" style:font-style-complex="normal" style:font-weight-complex="normal"/>
    </style:style>
    <style:style style:name="T83" style:family="text">
      <style:text-properties fo:font-style="normal" fo:font-weight="normal" officeooo:rsid="0345449d" style:language-asian="zh" style:country-asian="CN" style:font-style-asian="normal" style:font-weight-asian="normal" style:language-complex="hi" style:country-complex="IN" style:font-style-complex="normal" style:font-weight-complex="normal"/>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fo:font-style="normal" fo:font-weight="bold" officeooo:rsid="02eda527" style:font-style-asian="normal" style:font-weight-asian="bold" style:font-style-complex="normal" style:font-weight-complex="bold"/>
    </style:style>
    <style:style style:name="T86" style:family="text">
      <style:text-properties fo:font-style="normal" fo:font-weight="bold" style:language-asian="zh" style:country-asian="CN" style:font-style-asian="normal" style:font-weight-asian="bold" style:language-complex="hi" style:country-complex="IN" style:font-style-complex="normal" style:font-weight-complex="bold"/>
    </style:style>
    <style:style style:name="T87" style:family="text">
      <style:text-properties fo:font-style="normal" fo:font-weight="bold" officeooo:rsid="01a6da0b" style:language-asian="zh" style:country-asian="CN" style:font-style-asian="normal" style:font-weight-asian="bold" style:language-complex="hi" style:country-complex="IN" style:font-style-complex="normal" style:font-weight-complex="bold"/>
    </style:style>
    <style:style style:name="T88" style:family="text">
      <style:text-properties fo:font-style="normal" fo:font-weight="bold" officeooo:rsid="02eeea95" style:language-asian="zh" style:country-asian="CN" style:font-style-asian="normal" style:font-weight-asian="bold" style:language-complex="hi" style:country-complex="IN" style:font-style-complex="normal" style:font-weight-complex="bold"/>
    </style:style>
    <style:style style:name="T89" style:family="text">
      <style:text-properties officeooo:rsid="00e00666"/>
    </style:style>
    <style:style style:name="T90" style:family="text">
      <style:text-properties officeooo:rsid="016a7ba5"/>
    </style:style>
    <style:style style:name="T91" style:family="text">
      <style:text-properties officeooo:rsid="00550f90"/>
    </style:style>
    <style:style style:name="T92" style:family="text">
      <style:text-properties officeooo:rsid="005a8b59"/>
    </style:style>
    <style:style style:name="T93" style:family="text">
      <style:text-properties officeooo:rsid="005328f2"/>
    </style:style>
    <style:style style:name="T94" style:family="text">
      <style:text-properties officeooo:rsid="01e21da2"/>
    </style:style>
    <style:style style:name="T95" style:family="text">
      <style:text-properties officeooo:rsid="01e4ec3c"/>
    </style:style>
    <style:style style:name="T96" style:family="text">
      <style:text-properties officeooo:rsid="01fbd8fb"/>
    </style:style>
    <style:style style:name="T97" style:family="text">
      <style:text-properties officeooo:rsid="01fbdcdf"/>
    </style:style>
    <style:style style:name="T98" style:family="text">
      <style:text-properties officeooo:rsid="01f772a2"/>
    </style:style>
    <style:style style:name="T99" style:family="text">
      <style:text-properties officeooo:rsid="01f72cb7"/>
    </style:style>
    <style:style style:name="T100" style:family="text">
      <style:text-properties officeooo:rsid="01e75d6c"/>
    </style:style>
    <style:style style:name="T101" style:family="text">
      <style:text-properties officeooo:rsid="01ee6686"/>
    </style:style>
    <style:style style:name="T102" style:family="text">
      <style:text-properties officeooo:rsid="01f61080"/>
    </style:style>
    <style:style style:name="T103" style:family="text">
      <style:text-properties fo:language="en" fo:country="US"/>
    </style:style>
    <style:style style:name="T104" style:family="text">
      <style:text-properties fo:language="en" fo:country="US" fo:font-weight="bold" style:font-weight-asian="bold" style:font-weight-complex="bold"/>
    </style:style>
    <style:style style:name="T105" style:family="text">
      <style:text-properties fo:language="en" fo:country="US" fo:font-weight="bold" officeooo:rsid="04eb3531" style:font-weight-asian="bold" style:font-weight-complex="bold"/>
    </style:style>
    <style:style style:name="T106" style:family="text">
      <style:text-properties fo:language="en" fo:country="US" fo:font-weight="bold" style:language-asian="zh" style:country-asian="CN" style:font-weight-asian="bold" style:language-complex="hi" style:country-complex="IN" style:font-weight-complex="bold"/>
    </style:style>
    <style:style style:name="T107" style:family="text">
      <style:text-properties fo:language="en" fo:country="US" fo:font-weight="bold" officeooo:rsid="0225086f" style:language-asian="zh" style:country-asian="CN" style:font-weight-asian="bold" style:language-complex="hi" style:country-complex="IN" style:font-weight-complex="bold"/>
    </style:style>
    <style:style style:name="T108" style:family="text">
      <style:text-properties fo:language="en" fo:country="US" style:language-asian="zh" style:country-asian="CN" style:language-complex="hi" style:country-complex="IN"/>
    </style:style>
    <style:style style:name="T109" style:family="text">
      <style:text-properties fo:language="en" fo:country="US" officeooo:rsid="01cb12cb" style:language-asian="zh" style:country-asian="CN" style:language-complex="hi" style:country-complex="IN"/>
    </style:style>
    <style:style style:name="T110" style:family="text">
      <style:text-properties fo:language="en" fo:country="US" officeooo:rsid="0494edb5" style:language-asian="zh" style:country-asian="CN" style:language-complex="hi" style:country-complex="IN"/>
    </style:style>
    <style:style style:name="T111" style:family="text">
      <style:text-properties fo:language="en" fo:country="US" officeooo:rsid="04925331" style:language-asian="zh" style:country-asian="CN" style:language-complex="hi" style:country-complex="IN"/>
    </style:style>
    <style:style style:name="T112" style:family="text">
      <style:text-properties fo:language="en" fo:country="US" officeooo:rsid="04961d0b" style:language-asian="zh" style:country-asian="CN" style:language-complex="hi" style:country-complex="IN"/>
    </style:style>
    <style:style style:name="T113" style:family="text">
      <style:text-properties fo:language="en" fo:country="US" officeooo:rsid="0498197b" style:language-asian="zh" style:country-asian="CN" style:language-complex="hi" style:country-complex="IN"/>
    </style:style>
    <style:style style:name="T114" style:family="text">
      <style:text-properties fo:language="en" fo:country="US" officeooo:rsid="049c909a" style:language-asian="zh" style:country-asian="CN" style:language-complex="hi" style:country-complex="IN"/>
    </style:style>
    <style:style style:name="T115" style:family="text">
      <style:text-properties fo:language="en" fo:country="US" officeooo:rsid="04aadf8d" style:language-asian="zh" style:country-asian="CN" style:language-complex="hi" style:country-complex="IN"/>
    </style:style>
    <style:style style:name="T116" style:family="text">
      <style:text-properties fo:language="en" fo:country="US" officeooo:rsid="04ac6815" style:language-asian="zh" style:country-asian="CN" style:language-complex="hi" style:country-complex="IN"/>
    </style:style>
    <style:style style:name="T117" style:family="text">
      <style:text-properties fo:language="en" fo:country="US" officeooo:rsid="04ae3b86" style:language-asian="zh" style:country-asian="CN" style:language-complex="hi" style:country-complex="IN"/>
    </style:style>
    <style:style style:name="T118" style:family="text">
      <style:text-properties fo:language="en" fo:country="US" officeooo:rsid="04b99dca" style:language-asian="zh" style:country-asian="CN" style:language-complex="hi" style:country-complex="IN"/>
    </style:style>
    <style:style style:name="T119" style:family="text">
      <style:text-properties fo:language="en" fo:country="US" officeooo:rsid="019f7722"/>
    </style:style>
    <style:style style:name="T120" style:family="text">
      <style:text-properties fo:language="en" fo:country="US" style:language-asian="zxx" style:country-asian="none" style:language-complex="zxx" style:country-complex="none"/>
    </style:style>
    <style:style style:name="T121" style:family="text">
      <style:text-properties fo:language="en" fo:country="US" officeooo:rsid="019f83ed"/>
    </style:style>
    <style:style style:name="T122" style:family="text">
      <style:text-properties fo:language="en" fo:country="US" officeooo:rsid="048f096e"/>
    </style:style>
    <style:style style:name="T123" style:family="text">
      <style:text-properties fo:language="en" fo:country="US" officeooo:rsid="04ce6a68"/>
    </style:style>
    <style:style style:name="T124" style:family="text">
      <style:text-properties fo:language="en" fo:country="US" officeooo:rsid="04ce862b"/>
    </style:style>
    <style:style style:name="T125" style:family="text">
      <style:text-properties officeooo:rsid="004c1971"/>
    </style:style>
    <style:style style:name="T126" style:family="text">
      <style:text-properties officeooo:rsid="00516ee0"/>
    </style:style>
    <style:style style:name="T127" style:family="text">
      <style:text-properties style:language-asian="zh" style:country-asian="CN" style:language-complex="hi" style:country-complex="IN"/>
    </style:style>
    <style:style style:name="T128" style:family="text">
      <style:text-properties officeooo:rsid="01cb12cb" style:language-asian="zh" style:country-asian="CN" style:language-complex="hi" style:country-complex="IN"/>
    </style:style>
    <style:style style:name="T129" style:family="text">
      <style:text-properties officeooo:rsid="01cb4ba0" style:language-asian="zh" style:country-asian="CN" style:language-complex="hi" style:country-complex="IN"/>
    </style:style>
    <style:style style:name="T130" style:family="text">
      <style:text-properties officeooo:rsid="02c491be" style:language-asian="zh" style:country-asian="CN" style:language-complex="hi" style:country-complex="IN"/>
    </style:style>
    <style:style style:name="T131" style:family="text">
      <style:text-properties officeooo:rsid="049df738" style:language-asian="zh" style:country-asian="CN" style:language-complex="hi" style:country-complex="IN"/>
    </style:style>
    <style:style style:name="T132" style:family="text">
      <style:text-properties officeooo:rsid="04a857bc" style:language-asian="zh" style:country-asian="CN" style:language-complex="hi" style:country-complex="IN"/>
    </style:style>
    <style:style style:name="T133" style:family="text">
      <style:text-properties officeooo:rsid="04ae3b86" style:language-asian="zh" style:country-asian="CN" style:language-complex="hi" style:country-complex="IN"/>
    </style:style>
    <style:style style:name="T134" style:family="text">
      <style:text-properties officeooo:rsid="04ae62ec" style:language-asian="zh" style:country-asian="CN" style:language-complex="hi" style:country-complex="IN"/>
    </style:style>
    <style:style style:name="T135" style:family="text">
      <style:text-properties officeooo:rsid="04bb124d" style:language-asian="zh" style:country-asian="CN" style:language-complex="hi" style:country-complex="IN"/>
    </style:style>
    <style:style style:name="T136" style:family="text">
      <style:text-properties officeooo:rsid="04bd0a54" style:language-asian="zh" style:country-asian="CN" style:language-complex="hi" style:country-complex="IN"/>
    </style:style>
    <style:style style:name="T137" style:family="text">
      <style:text-properties officeooo:rsid="04dec1f8" style:language-asian="zh" style:country-asian="CN" style:language-complex="hi" style:country-complex="IN"/>
    </style:style>
    <style:style style:name="T138" style:family="text">
      <style:text-properties officeooo:rsid="02aa0970"/>
    </style:style>
    <style:style style:name="T139" style:family="text">
      <style:text-properties officeooo:rsid="02ac4402"/>
    </style:style>
    <style:style style:name="T140" style:family="text">
      <style:text-properties officeooo:rsid="02adffc4"/>
    </style:style>
    <style:style style:name="T141" style:family="text">
      <style:text-properties officeooo:rsid="02b84cb8"/>
    </style:style>
    <style:style style:name="T142" style:family="text">
      <style:text-properties officeooo:rsid="02b9b9d3"/>
    </style:style>
    <style:style style:name="T143" style:family="text">
      <style:text-properties officeooo:rsid="02b9c436"/>
    </style:style>
    <style:style style:name="T144" style:family="text">
      <style:text-properties officeooo:rsid="02ba3637"/>
    </style:style>
    <style:style style:name="T145" style:family="text">
      <style:text-properties officeooo:rsid="02ba6d58"/>
    </style:style>
    <style:style style:name="T146" style:family="text">
      <style:text-properties style:font-weight-asian="normal" style:font-weight-complex="normal"/>
    </style:style>
    <style:style style:name="T147" style:family="text">
      <style:text-properties officeooo:rsid="02d9ffde"/>
    </style:style>
    <style:style style:name="T148" style:family="text">
      <style:text-properties officeooo:rsid="02dd371b"/>
    </style:style>
    <style:style style:name="T149" style:family="text">
      <style:text-properties officeooo:rsid="02eb09fa"/>
    </style:style>
    <style:style style:name="T150" style:family="text">
      <style:text-properties officeooo:rsid="02eb3b61"/>
    </style:style>
    <style:style style:name="T151" style:family="text">
      <style:text-properties officeooo:rsid="02eca62c"/>
    </style:style>
    <style:style style:name="T152" style:family="text">
      <style:text-properties officeooo:rsid="0347fb77"/>
    </style:style>
    <style:style style:name="T153" style:family="text">
      <style:text-properties officeooo:rsid="041af6ea"/>
    </style:style>
    <style:style style:name="T154" style:family="text">
      <style:text-properties officeooo:rsid="043e19da"/>
    </style:style>
    <style:style style:name="T155" style:family="text">
      <style:text-properties style:text-position="0% 100%" fo:language="en" fo:country="US" style:language-asian="zh" style:country-asian="CN" style:language-complex="hi" style:country-complex="IN"/>
    </style:style>
    <style:style style:name="T156" style:family="text">
      <style:text-properties style:text-position="0% 100%" fo:language="en" fo:country="US" officeooo:rsid="049c909a" style:language-asian="zh" style:country-asian="CN" style:language-complex="hi" style:country-complex="IN"/>
    </style:style>
    <style:style style:name="T157" style:family="text">
      <style:text-properties style:text-position="0% 100%" fo:language="en" fo:country="US" fo:font-weight="bold" officeooo:rsid="049c909a" style:language-asian="zh" style:country-asian="CN" style:font-weight-asian="bold" style:language-complex="hi" style:country-complex="IN" style:font-weight-complex="bold"/>
    </style:style>
    <style:style style:name="T158" style:family="text">
      <style:text-properties style:text-position="0% 100%" fo:language="en" fo:country="US" fo:font-weight="normal" style:language-asian="zh" style:country-asian="CN" style:font-weight-asian="normal" style:language-complex="hi" style:country-complex="IN" style:font-weight-complex="normal"/>
    </style:style>
    <style:style style:name="T159" style:family="text">
      <style:text-properties style:text-position="0% 100%" fo:language="en" fo:country="US" fo:font-weight="normal" officeooo:rsid="049c909a" style:language-asian="zh" style:country-asian="CN" style:font-weight-asian="normal" style:language-complex="hi" style:country-complex="IN" style:font-weight-complex="normal"/>
    </style:style>
    <style:style style:name="T160" style:family="text">
      <style:text-properties style:text-position="0% 100%" fo:language="en" fo:country="US" fo:font-weight="normal" officeooo:rsid="04aadf8d" style:language-asian="zh" style:country-asian="CN" style:font-weight-asian="normal" style:language-complex="hi" style:country-complex="IN" style:font-weight-complex="normal"/>
    </style:style>
    <style:style style:name="T161" style:family="text">
      <style:text-properties style:text-position="0% 100%" fo:language="en" fo:country="US" fo:font-weight="normal" officeooo:rsid="04b69980" style:language-asian="zh" style:country-asian="CN" style:font-weight-asian="normal" style:language-complex="hi" style:country-complex="IN" style:font-weight-complex="normal"/>
    </style:style>
    <style:style style:name="T162" style:family="text">
      <style:text-properties style:text-position="0% 100%" fo:language="en" fo:country="US" fo:font-weight="normal" officeooo:rsid="04b7224a" style:language-asian="zh" style:country-asian="CN" style:font-weight-asian="normal" style:language-complex="hi" style:country-complex="IN" style:font-weight-complex="normal"/>
    </style:style>
    <style:style style:name="T163" style:family="text">
      <style:text-properties style:text-position="0% 100%" fo:language="en" fo:country="US" fo:font-weight="normal" officeooo:rsid="04d15300" style:language-asian="zh" style:country-asian="CN" style:font-weight-asian="normal" style:language-complex="hi" style:country-complex="IN" style:font-weight-complex="normal"/>
    </style:style>
    <style:style style:name="T164" style:family="text">
      <style:text-properties style:text-position="0% 100%" fo:language="en" fo:country="US" fo:font-weight="normal" officeooo:rsid="04d2e1c7" style:language-asian="zh" style:country-asian="CN" style:font-weight-asian="normal" style:language-complex="hi" style:country-complex="IN" style:font-weight-complex="normal"/>
    </style:style>
    <style:style style:name="T165" style:family="text">
      <style:text-properties style:text-position="0% 100%" fo:language="en" fo:country="US" fo:font-weight="normal" officeooo:rsid="04d3e5f1" style:language-asian="zh" style:country-asian="CN" style:font-weight-asian="normal" style:language-complex="hi" style:country-complex="IN" style:font-weight-complex="normal"/>
    </style:style>
    <style:style style:name="T166" style:family="text">
      <style:text-properties style:text-position="0% 100%" fo:language="en" fo:country="US" fo:font-weight="normal" officeooo:rsid="04eeb068" style:language-asian="zh" style:country-asian="CN" style:font-weight-asian="normal" style:language-complex="hi" style:country-complex="IN" style:font-weight-complex="normal"/>
    </style:style>
    <style:style style:name="T167" style:family="text">
      <style:text-properties officeooo:rsid="04cadf73"/>
    </style:style>
    <style:style style:name="T168" style:family="text">
      <style:text-properties officeooo:rsid="04de5712"/>
    </style:style>
    <style:style style:name="T169" style:family="text">
      <style:text-properties officeooo:rsid="04e7d7d6"/>
    </style:style>
    <style:style style:name="T170" style:family="text">
      <style:text-properties officeooo:rsid="04e9ee01"/>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Character Creation</text:h>
      <text:p text:style-name="P60"/>
      <text:section text:style-name="Sect1" text:name="Section1">
        <text:p text:style-name="P3">Aspects of the character are measured in <text:span text:style-name="T14">Dot Ratings,</text:span> the higher number representing greater proficiency. <text:s/>Dot ratings range from 0-5, with 0 being untrained, 2 average, and 5 masterful.</text:p>
        <text:p text:style-name="Exalted"><text:span text:style-name="T103">An online character sheet is provided </text:span><text:a xlink:type="simple" xlink:href="https://docs.google.com/spreadsheets/d/1x2HMrSpvbnjuPyWsJxIqGz17zCdvyaTQnok4N7NBqFk/edit?usp=sharing" text:style-name="Internet_20_link" text:visited-style-name="Visited_20_Internet_20_Link"><text:span text:style-name="T103">here</text:span></text:a><text:span text:style-name="T103">. </text:span><text:span text:style-name="T119">(S</text:span><text:span text:style-name="T103">o long as this is the most up-to-date version of the pdf.</text:span><text:span text:style-name="T119">)</text:span></text:p>
        <text:h text:style-name="P106" text:outline-level="2">Steps</text:h>
        <text:list xml:id="list1134537435" text:style-name="Exalted_20_1a">
          <text:list-item>
            <text:p text:style-name="P63">Choose your Exaltation and associated Caste, noting down any special abilities granted. <text:s/>Your Exaltation will influence everything about your character, f<text:span text:style-name="T127">rom what charms they may take, so take some time exploring your options.</text:span></text:p>
          </text:list-item>
          <text:list-item text:start-value="1">
            <text:p text:style-name="P64"><text:span text:style-name="T127">Choose a name for your character and describe them. This description should include your </text:span><text:a xlink:type="simple" xlink:href="#Anima Banner" text:style-name="Internet_20_link" text:visited-style-name="Visited_20_Internet_20_Link">Anima Banner</text:a><text:span text:style-name="T127">, the personal soulshape of light that surrounds your character when brimming with power.</text:span></text:p>
          </text:list-item>
          <text:list-item>
            <text:p text:style-name="P92"><text:span text:style-name="T103">Choose your character’s </text:span><text:a xlink:type="simple" xlink:href="#The Great Curse|outline" text:style-name="Internet_20_link" text:visited-style-name="Visited_20_Internet_20_Link"><text:span text:style-name="Internet_20_link"><text:span text:style-name="T103">Great Curse</text:span></text:span></text:a><text:span text:style-name="T103">, the character flaw which your Exalt struggles with day in and day out. Example Great Curses are provided with your Exaltation, as each exalt tends to follow similar themes, but they by no means need to be followed verbatim. </text:span><text:span text:style-name="T112">A Great Curse must </text:span><text:span text:style-name="T113">answer three questions:</text:span></text:p>
            <text:p text:style-name="P65"><text:span text:style-name="T21">How is the character flawed?</text:span><text:span text:style-name="T127"><text:line-break/>How does the Curse describe your character? Are they overly compassionate, taking on the worlds ills onto themselves at their own detriment? Are they a braggart, who cannot help but show off?</text:span></text:p>
            <text:p text:style-name="P65"><text:span text:style-name="T14">What </text:span><text:span text:style-name="T20">A</text:span><text:span text:style-name="T21">ggravates</text:span><text:span text:style-name="T14"> the flaw?</text:span><text:line-break/>What is something that you can encounter in the world that will cause the Great Curse to rear its ugly head? <text:s/>Is it the sight of those in power mistreating those that they are supposed to protect? </text:p>
            <text:p text:style-name="P65"><text:span text:style-name="T27">How does the Character Act Out</text:span><text:span text:style-name="T21">?</text:span><text:span text:style-name="T127"><text:line-break/>When your character cannot take the accumulated stress of their adventures anymore, what action will they (most likely) take? Do they shut themselves off from the world? Do they take action, ignoring any potential consequences?</text:span></text:p>
          </text:list-item>
          <text:list-item>
            <text:p text:style-name="P93"><text:span text:style-name="T108">Choose Three </text:span><text:a xlink:type="simple" xlink:href="#Intimacies|outline" text:style-name="Internet_20_link" text:visited-style-name="Visited_20_Internet_20_Link"><text:span text:style-name="T120">Intimacies</text:span></text:a><text:span text:style-name="T108">, which are simple sentences that describes your relation or devotions to certain ideals, people, or places. Your Intimacies, </text:span><text:span text:style-name="T110">when taken together, </text:span><text:span text:style-name="T108"><text:s/>should answer the</text:span><text:span text:style-name="T111">se</text:span><text:span text:style-name="T108"> questions:</text:span></text:p>
            <text:list>
              <text:list-item>
                <text:p text:style-name="P66">What is a tie I have to the world around me? Why do I care whether the world is destroyed or not?</text:p>
              </text:list-item>
              <text:list-item>
                <text:p text:style-name="P75">What pushes me to continue forward, in spite of all the hardship, danger, and anguish I will encounter?</text:p>
              </text:list-item>
              <text:list-item>
                <text:p text:style-name="P75">Why do I stick with the party? Is there a particular character I resonate with? Do we share a common goal?</text:p>
              </text:list-item>
            </text:list>
          </text:list-item>
          <text:list-item>
            <text:p text:style-name="P91"><text:span text:style-name="T103">Distribute </text:span><text:span text:style-name="T104">1</text:span><text:span text:style-name="T105">5</text:span><text:span text:style-name="T104"> dots </text:span><text:span text:style-name="T103">into </text:span><text:a xlink:type="simple" xlink:href="#Attributes" text:style-name="Internet_20_link" text:visited-style-name="Visited_20_Internet_20_Link"><text:span text:style-name="T103">Attributes</text:span></text:a><text:span text:style-name="T103">. </text:span><text:span text:style-name="T108">Each must be at least 1, and no more than 5. Attributes are your general skills, applied constantly to the world.</text:span></text:p>
            <text:p text:style-name="P63"><text:span text:style-name="T127">Suggested Spread:<text:line-break/></text:span><text:span text:style-name="T12">[4, 3, 3, </text:span><text:span text:style-name="T13">2</text:span><text:span text:style-name="T12">, 2, 1]</text:span></text:p>
          </text:list-item>
          <text:list-item>
            <text:p text:style-name="P91"><text:span text:style-name="T122">Assign points to</text:span><text:span text:style-name="T121"> your specific skills, or </text:span><text:a xlink:type="simple" xlink:href="#Abilities" text:style-name="Internet_20_link" text:visited-style-name="Visited_20_Internet_20_Link"><text:span text:style-name="T103">Abilities</text:span></text:a><text:span text:style-name="T103">.</text:span></text:p>
            <text:list>
              <text:list-item>
                <text:p text:style-name="P63">Record any Supernatural Abilities granted from your Exaltation.</text:p>
              </text:list-item>
              <text:list-item>
                <text:p text:style-name="P76"><text:span text:style-name="T127">Choose </text:span><text:span text:style-name="T23">3</text:span><text:span text:style-name="T21"> Abilities</text:span><text:span text:style-name="T37">, </text:span><text:span text:style-name="T39">which are </text:span><text:span text:style-name="T41">your primary skills—</text:span><text:span text:style-name="T42">these represent </text:span><text:span text:style-name="T41">what your character is </text:span><text:span text:style-name="T9">known</text:span><text:span text:style-name="T83"> for.</text:span></text:p>
                <text:p text:style-name="P76"><text:span text:style-name="T79">Set </text:span><text:span text:style-name="T80">them </text:span><text:span text:style-name="T79">to either:<text:line-break/></text:span><text:span text:style-name="T6">[5, 4, </text:span><text:span text:style-name="T7">3</text:span><text:span text:style-name="T6">] </text:span><text:span text:style-name="T79"><text:s/>or </text:span><text:span text:style-name="T8">[</text:span><text:span text:style-name="T6">4</text:span><text:span text:style-name="T8">, 4, 4]</text:span></text:p>
              </text:list-item>
              <text:list-item>
                <text:p text:style-name="P67"><text:span text:style-name="T128">Spend </text:span><text:span text:style-name="T22">1</text:span><text:span text:style-name="T31">0</text:span><text:span text:style-name="T22"> dots</text:span><text:span text:style-name="T38"> in the </text:span><text:span text:style-name="T10">remaining</text:span><text:span text:style-name="T38"> Abilities, with none being higher than </text:span><text:span text:style-name="T22">3 </text:span><text:span text:style-name="T38">at this time.</text:span></text:p>
                <text:p text:style-name="P68">Suggested: <text:line-break/><text:span text:style-name="T1">[3, </text:span><text:span text:style-name="T3">2</text:span><text:span text:style-name="T1">, 2, 1, 1, </text:span><text:span text:style-name="T3">1</text:span><text:span text:style-name="T1">]</text:span></text:p>
              </text:list-item>
            </text:list>
          </text:list-item>
          <text:list-item>
            <text:p text:style-name="P69">Gain <text:span text:style-name="T18">3</text:span><text:span text:style-name="T14"> Lesser Powers,</text:span> which are situational and unique effects your character can have in the world.</text:p>
            <text:p text:style-name="P69">Powers can be any combination of:</text:p>
            <text:list>
              <text:list-item>
                <text:p text:style-name="P63">Charms.</text:p>
              </text:list-item>
              <text:list-item>
                <text:p text:style-name="P63">Spells</text:p>
              </text:list-item>
              <text:list-item>
                <text:p text:style-name="P63">Martial Arts</text:p>
              </text:list-item>
              <text:list-item>
                <text:p text:style-name="P63">Artifact Evocations.</text:p>
              </text:list-item>
            </text:list>
          </text:list-item>
          <text:list-item>
            <text:p text:style-name="P94"><text:span text:style-name="T103">Detail out the </text:span><text:span text:style-name="T123">Fighting Style</text:span><text:span text:style-name="T103"> your character uses, </text:span><text:span text:style-name="T123">and if they are wearing A</text:span><text:span text:style-name="T124">r</text:span><text:span text:style-name="T123">mor</text:span><text:span text:style-name="T103">.</text:span></text:p>
            <text:list>
              <text:list-item>
                <text:p text:style-name="P77">You may detail out mundane equipment carried, but it is not necessary—as long as it is reasonable for your character to have, it may always be assumed to be on your character.</text:p>
              </text:list-item>
            </text:list>
          </text:list-item>
          <text:list-item>
            <text:p text:style-name="P95"><text:span text:style-name="T108">You may now spend </text:span><text:span text:style-name="T106">1</text:span><text:span text:style-name="T107">6</text:span><text:span text:style-name="T106"> xp</text:span><text:span text:style-name="T108"> freely. </text:span><text:span text:style-name="T109">You </text:span><text:span text:style-name="T71">may use this to increase Abilities past </text:span><text:span text:style-name="T72">3</text:span><text:span text:style-name="T73">.</text:span></text:p>
            <text:p text:style-name="P67"><text:span text:style-name="T129">K</text:span><text:span text:style-name="T127">eep </text:span><text:span text:style-name="T48">any experience</text:span><text:span text:style-name="T127"> that is unspent.</text:span></text:p>
          </text:list-item>
        </text:list>
        <table:table table:name="Table2" table:style-name="Table2">
          <table:table-column table:style-name="Table2.A"/>
          <table:table-column table:style-name="Table2.B"/>
          <table:table-row table:style-name="TableLine2101836793040">
            <table:table-cell table:style-name="Table2.A1" table:number-columns-spanned="2" office:value-type="string">
              <text:p text:style-name="P4">Experience Costs</text:p>
            </table:table-cell>
            <table:covered-table-cell/>
          </table:table-row>
          <table:table-row table:style-name="TableLine2101836875696">
            <table:table-cell table:style-name="Table2.A2" office:value-type="string">
              <text:p text:style-name="P15">Attribute</text:p>
            </table:table-cell>
            <table:table-cell table:style-name="Table2.B2" office:value-type="float" office:value="6">
              <text:p text:style-name="P20">6</text:p>
            </table:table-cell>
          </table:table-row>
          <table:table-row table:style-name="TableLine2101836873680">
            <table:table-cell table:style-name="Table2.A2" office:value-type="string">
              <text:p text:style-name="P15">Ability</text:p>
            </table:table-cell>
            <table:table-cell table:style-name="Table2.B2" office:value-type="float" office:value="2">
              <text:p text:style-name="P15">2</text:p>
            </table:table-cell>
          </table:table-row>
          <table:table-row table:style-name="TableLine2101836884624">
            <table:table-cell table:style-name="Table2.A4" table:number-columns-spanned="2" office:value-type="string">
              <text:p text:style-name="P5">Powers</text:p>
            </table:table-cell>
            <table:covered-table-cell/>
          </table:table-row>
          <table:table-row table:style-name="TableLine2101836876272">
            <table:table-cell table:style-name="Table2.A2" office:value-type="string">
              <text:p text:style-name="P15">Lesser</text:p>
            </table:table-cell>
            <table:table-cell table:style-name="Table2.B2" office:value-type="float" office:value="4">
              <text:p text:style-name="P20">4</text:p>
            </table:table-cell>
          </table:table-row>
          <table:table-row table:style-name="TableLine2101836880016">
            <table:table-cell table:style-name="Table2.A6" office:value-type="string">
              <text:p text:style-name="P15">Greater<text:line-break/>(Requires Essence 3)</text:p>
            </table:table-cell>
            <table:table-cell table:style-name="Table2.B6" office:value-type="float" office:value="6">
              <text:p text:style-name="P20">6</text:p>
            </table:table-cell>
          </table:table-row>
          <table:table-row table:style-name="TableLine2101836878000">
            <table:table-cell table:style-name="Table2.A2" office:value-type="string">
              <text:p text:style-name="P15">Capstone <text:line-break/>(Requires Essence 5)</text:p>
            </table:table-cell>
            <table:table-cell table:style-name="Table2.B2" office:value-type="float" office:value="8">
              <text:p text:style-name="P20">8</text:p>
            </table:table-cell>
          </table:table-row>
        </table:table>
        <text:p text:style-name="P3"><text:soft-page-break/></text:p>
        <text:list xml:id="list95014892036077" text:continue-numbering="true" text:style-name="Exalted_20_1a">
          <text:list-item>
            <text:p text:style-name="P96"><text:span text:style-name="T108">Detail the character’s </text:span><text:a xlink:type="simple" xlink:href="#Merits" text:style-name="Internet_20_link" text:visited-style-name="Visited_20_Internet_20_Link"><text:span text:style-name="T120">Merits</text:span></text:a><text:span text:style-name="T108">, which are external aspects of your character—allies, money, </text:span><text:span text:style-name="T70">backgrounds, and history.</text:span></text:p>
            <text:list>
              <text:list-item>
                <text:p text:style-name="P63">Mark down <text:span text:style-name="T14">two</text:span> <text:span text:style-name="T49">standard</text:span> <text:span text:style-name="T17">L</text:span><text:span text:style-name="T14">anguages</text:span>: one representing your local tongue, and one common to the all the Player Characters (typically Riverspeak).</text:p>
              </text:list-item>
              <text:list-item>
                <text:p text:style-name="P70"><text:span text:style-name="T130">Gain</text:span><text:span text:style-name="T127"> </text:span><text:span text:style-name="T25">6</text:span><text:span text:style-name="T21"> </text:span><text:span text:style-name="T24">Dots </text:span><text:span text:style-name="T28">o</text:span><text:span text:style-name="T40">f </text:span><text:span text:style-name="T43">Resources</text:span><text:span text:style-name="T21">, </text:span><text:span text:style-name="T127">with which to purchase merit dots.</text:span></text:p>
                <text:p text:style-name="P71"><text:span text:style-name="T127">Suggested: <text:line-break/></text:span><text:span text:style-name="T12">[3,2,1]</text:span></text:p>
                <text:list>
                  <text:list-item>
                    <text:p text:style-name="P70"><text:span text:style-name="T130">A </text:span><text:span text:style-name="T24">4 dot</text:span><text:span text:style-name="T40"> merit </text:span><text:span text:style-name="T11">may</text:span><text:span text:style-name="T40"> only be purchased with storyteller permission, </text:span><text:span text:style-name="T44">and will place you into “debt” by a Keystone—represented as an unresolved plot thread tied to that merit. Perhaps you are on the run for stealing it? Maybe it is defective in some way, and requires repairs?</text:span></text:p>
                  </text:list-item>
                </text:list>
                <text:p text:style-name="P78"><text:line-break/></text:p>
                <text:p text:style-name="P97"/>
              </text:list-item>
            </text:list>
          </text:list-item>
        </text:list>
        <text:h text:style-name="P109" text:outline-level="3"/>
        <text:h text:style-name="P110" text:outline-level="3">Finishing Touches</text:h>
        <text:p text:style-name="P3">Once your character has been finalized, it<text:span text:style-name="T127"> is time to record static values. If you are using the provided character sheet, this next part will be completed automatically.</text:span></text:p>
        <text:list xml:id="list95015124011839" text:continue-list="list95014892036077" text:style-name="Exalted_20_1a">
          <text:list-item text:start-value="1">
            <text:p text:style-name="P98"><text:span text:style-name="T108">Set your </text:span><text:a xlink:type="simple" xlink:href="#Essence" text:style-name="Internet_20_link" text:visited-style-name="Visited_20_Internet_20_Link"><text:span text:style-name="T120">Essence</text:span></text:a><text:span text:style-name="T108"> to 1, the starting point for all Exalts. This sets you apart from most mortals who do not have an essence rating at all.</text:span></text:p>
          </text:list-item>
          <text:list-item>
            <text:p text:style-name="P72"><text:span text:style-name="T127">Start with a </text:span><text:span text:style-name="T21">Mote Pool of </text:span><text:span text:style-name="T26">6</text:span><text:span text:style-name="T127">, which is how you empower might charms, spells, and techniques. The pool starts completely filled.</text:span></text:p>
          </text:list-item>
          <text:list-item>
            <text:p text:style-name="P63"><text:span text:style-name="T21">Health</text:span><text:span text:style-name="T127"><text:line-break/>Set to </text:span><text:span text:style-name="T30">20</text:span><text:span text:style-name="T132">. </text:span>In a combat scene, <text:span text:style-name="T168">this </text:span>represents how l<text:span text:style-name="T127">ong you may remain in the fight before collapsing from fatigue.</text:span></text:p>
          </text:list-item>
          <text:list-item>
            <text:p text:style-name="P102"><text:span text:style-name="T108">Record your </text:span><text:span text:style-name="T114">Physical</text:span><text:span text:style-name="T108"> Defensive Values</text:span><text:span text:style-name="T106">. <text:s/></text:span><text:span text:style-name="T114">Your general </text:span><text:span text:style-name="T157">DV</text:span><text:span text:style-name="T156"> will the greater of the two:</text:span></text:p>
            <text:list>
              <text:list-item>
                <text:p text:style-name="P103"><text:span text:style-name="T155">Block</text:span><text:span text:style-name="T158">: <text:s/>(Strength)/2<text:line-break/></text:span><text:span text:style-name="T160">The ability to deflect, mitigate, or otherwise directly absorb a hit in its entirety.</text:span></text:p>
              </text:list-item>
              <text:list-item>
                <text:p text:style-name="P104"><text:span text:style-name="T155">Evasion:</text:span><text:span text:style-name="T158"> (Dexterity)/2<text:line-break/></text:span><text:span text:style-name="T161">The ability to dodge out of the way of an attack, ensuring that it lands in a place where you are not.</text:span></text:p>
              </text:list-item>
            </text:list>
          </text:list-item>
          <text:list-item>
            <text:p text:style-name="P103"><text:span text:style-name="T158">Record your Mental Defensive Values. Your general </text:span><text:span text:style-name="T155">MDV</text:span><text:span text:style-name="T158"> will the greater of the two:</text:span></text:p>
            <text:list>
              <text:list-item>
                <text:p text:style-name="P104"><text:span text:style-name="T155">Guile:</text:span><text:span text:style-name="T158"> (</text:span><text:span text:style-name="T166">Wits</text:span><text:span text:style-name="T158">)/2<text:line-break/></text:span><text:span text:style-name="T162">The ability to realize when social and mental attacks are coming, and deflect them with prepared </text:span><text:span text:style-name="T165">disarming </text:span><text:span text:style-name="T162">counter retorts. </text:span></text:p>
              </text:list-item>
              <text:list-item>
                <text:p text:style-name="P99"><text:span text:style-name="T157">Resolve:</text:span><text:span text:style-name="T159"> (</text:span><text:span text:style-name="T166">Insight</text:span><text:span text:style-name="T159">)/2<text:line-break/></text:span><text:span text:style-name="T162">The ability to withstand, through sheer force of will and practiced mental flexibility, </text:span><text:span text:style-name="T163">any </text:span><text:span text:style-name="T162">social </text:span><text:span text:style-name="T164">or</text:span><text:span text:style-name="T162"> mental assaults on the mind.</text:span></text:p>
              </text:list-item>
            </text:list>
          </text:list-item>
        </text:list>
        <table:table table:name="Table1" table:style-name="Table1" table:template-name="Sidebar">
          <table:table-column table:style-name="Table1.A"/>
          <table:table-row table:style-name="Table1.1">
            <table:table-cell table:style-name="Table1.A1" office:value-type="string">
              <text:p text:style-name="P58">Rounding</text:p>
              <text:p text:style-name="P17"><text:span text:style-name="T131">A</text:span>lways round up to the nearest whole number.</text:p>
            </table:table-cell>
          </table:table-row>
        </table:table>
        <text:list xml:id="list95015053249644" text:continue-numbering="true" text:style-name="Exalted_20_1a">
          <text:list-item>
            <text:p text:style-name="P100"><text:span text:style-name="T106">Accuracy</text:span><text:span text:style-name="T108"> <text:line-break/></text:span><text:span text:style-name="T115">For any weapons you use regularly, write down its associated (</text:span><text:span text:style-name="T118">Attribute</text:span><text:span text:style-name="T115"> + Ability + </text:span><text:span text:style-name="T117">Weapon </text:span><text:span text:style-name="T115">Acc. Bonus). T</text:span><text:span text:style-name="T116">his is the roll you will </text:span><text:span text:style-name="T118">(most often) </text:span><text:span text:style-name="T116">use to </text:span><text:span text:style-name="T118">attack a target.</text:span></text:p>
          </text:list-item>
          <text:list-item>
            <text:p text:style-name="P73"><text:span text:style-name="T29">Base </text:span><text:span text:style-name="T21">Damage</text:span><text:span text:style-name="T127"><text:line-break/></text:span><text:span text:style-name="T133">Your base Damage is </text:span><text:span text:style-name="T137">(</text:span><text:span text:style-name="T133">Essence </text:span><text:span text:style-name="T135">+ </text:span><text:span text:style-name="T133">Weapon </text:span><text:span text:style-name="T135">Dm</text:span><text:span text:style-name="T136">g.</text:span><text:span text:style-name="T133"> </text:span><text:span text:style-name="T135">Bonus)</text:span><text:span text:style-name="T133">. </text:span><text:span text:style-name="T134">This, combined with </text:span><text:span text:style-name="T135">the threshold successes of your attack will be the damage you deal in an attack.</text:span></text:p>
          </text:list-item>
        </text:list>
        <text:p text:style-name="P18"/>
        <text:h text:style-name="P107" text:outline-level="2"><text:soft-page-break/>Advancement</text:h>
        <text:p text:style-name="P6">Essence increases automatically depending on how much <text:span text:style-name="T15">total</text:span> xp has <text:span text:style-name="T45">been gained, </text:span><text:span text:style-name="T46">(+</text:span><text:span text:style-name="T50">30</text:span><text:span text:style-name="T46">xp) for each level.</text:span></text:p>
        <table:table table:name="Table5" table:style-name="Table5">
          <table:table-column table:style-name="Table5.A"/>
          <table:table-column table:style-name="Table5.B"/>
          <table:table-row table:style-name="Table5.1">
            <table:table-cell table:style-name="Table5.A1" office:value-type="string">
              <text:p text:style-name="P22">Essence</text:p>
            </table:table-cell>
            <table:table-cell table:style-name="Table5.A1" office:value-type="string">
              <text:p text:style-name="P23">Total XP</text:p>
            </table:table-cell>
          </table:table-row>
          <table:table-row table:style-name="TableLine2101836883184">
            <table:table-cell table:style-name="Table5.A2" office:value-type="string">
              <text:p text:style-name="P29">1</text:p>
            </table:table-cell>
            <table:table-cell table:style-name="Table5.B2" office:value-type="float" office:value="0">
              <text:p text:style-name="P30">0</text:p>
            </table:table-cell>
          </table:table-row>
          <table:table-row table:style-name="TableLine2101836886640">
            <table:table-cell table:style-name="Table5.A5" office:value-type="string">
              <text:p text:style-name="P29">2</text:p>
            </table:table-cell>
            <table:table-cell table:style-name="Table5.B3" office:value-type="float" office:value="30">
              <text:p text:style-name="P33">30</text:p>
            </table:table-cell>
          </table:table-row>
          <table:table-row table:style-name="TableLine2101836887216">
            <table:table-cell table:style-name="Table5.A2" office:value-type="string">
              <text:p text:style-name="P29">3</text:p>
            </table:table-cell>
            <table:table-cell table:style-name="Table5.B2" office:value-type="float" office:value="60">
              <text:p text:style-name="P30"><text:span text:style-name="T147">6</text:span>0</text:p>
            </table:table-cell>
          </table:table-row>
          <table:table-row table:style-name="TableLine2101836768560">
            <table:table-cell table:style-name="Table5.A5" office:value-type="string">
              <text:p text:style-name="P29">4</text:p>
            </table:table-cell>
            <table:table-cell table:style-name="Table5.B3" office:value-type="float" office:value="90">
              <text:p text:style-name="P34">90</text:p>
            </table:table-cell>
          </table:table-row>
          <table:table-row table:style-name="TableLine2101836768848">
            <table:table-cell table:style-name="Table5.A2" office:value-type="string">
              <text:p text:style-name="P29">5</text:p>
            </table:table-cell>
            <table:table-cell table:style-name="Table5.B2" office:value-type="float" office:value="120">
              <text:p text:style-name="P35">1<text:span text:style-name="T147">20</text:span></text:p>
            </table:table-cell>
          </table:table-row>
          <table:table-row table:style-name="Table5.7">
            <table:table-cell table:style-name="Table5.A7" office:value-type="string">
              <text:p text:style-name="P36">6 <text:span text:style-name="T90">(</text:span>+<text:span text:style-name="T90">)</text:span></text:p>
            </table:table-cell>
            <table:table-cell table:style-name="Table5.A7" office:value-type="string">
              <text:p text:style-name="P37">150 (+50)</text:p>
            </table:table-cell>
          </table:table-row>
        </table:table>
        <table:table table:name="Table6" table:style-name="Table6">
          <table:table-column table:style-name="Table6.A"/>
          <table:table-row table:style-name="Table6.1">
            <table:table-cell table:style-name="Table6.A1" office:value-type="string">
              <text:p text:style-name="P55">Essence 6+</text:p>
              <text:p text:style-name="P45">Once an Exalt reaches Essence 6, they start to transcend mortal boundaries. They may push their Attributes and Abilities past <text:span text:style-name="T89">rating</text:span> 5, up to their current Essence Level.</text:p>
              <text:p text:style-name="P45"/>
              <text:p text:style-name="P45">Each Essence Level past 6 requires 50 xp.</text:p>
            </table:table-cell>
          </table:table-row>
        </table:table>
        <text:p text:style-name="P6"><text:span text:style-name="T140">Remember that e</text:span><text:span text:style-name="T126">ach Essence </text:span><text:span text:style-name="T91">Rank</text:span><text:span text:style-name="T126"> provide</text:span><text:span text:style-name="T92">s</text:span><text:span text:style-name="T126">:</text:span></text:p>
        <text:list xml:id="list3338487868" text:style-name="Exalt_20_Dot">
          <text:list-item>
            <text:p text:style-name="P80"><text:span text:style-name="T169">+5</text:span> <text:span text:style-name="T47">Health</text:span></text:p>
          </text:list-item>
          <text:list-item>
            <text:p text:style-name="P81">+<text:span text:style-name="T170">2</text:span> <text:span text:style-name="T125">Maximum </text:span>Motes</text:p>
          </text:list-item>
          <text:list-item>
            <text:p text:style-name="P105">+1 <text:span text:style-name="T167">Base </text:span>Damage</text:p>
          </text:list-item>
        </text:list>
        <text:p text:style-name="P7">At <text:span text:style-name="T14">Essence 3</text:span><text:span text:style-name="T32"> and </text:span><text:span text:style-name="T14">Essence 5</text:span><text:span text:style-name="T32">, the character gains access to purchasing </text:span><text:span text:style-name="T14">Greater</text:span><text:span text:style-name="T32"> and </text:span><text:span text:style-name="T14">Capstone</text:span><text:span text:style-name="T32"> charms, respectively.</text:span></text:p>
        <text:p text:style-name="P19"><text:span text:style-name="T32">You may not save experience to purchase higher level powers—i.e</text:span><text:span text:style-name="T35">. you cannot reach Essence 3 and then suddenly have </text:span><text:span text:style-name="T34">5</text:span><text:span text:style-name="T35"> Greater Charms </text:span><text:span text:style-name="T33">in your repertoire. </text:span><text:span text:style-name="T32">The amount of xp spent should match</text:span></text:p>
        <text:h text:style-name="P114" text:outline-level="3">XP Gain</text:h>
        <text:p text:style-name="P8">Player Characters in the same group should be kept at the same amount of experience points, so that no single character gets significantly ahead or behind others—<text:span text:style-name="T139">as well, it takes the entire group to create moments, not individuals.</text:span></text:p>
        <text:p text:style-name="P9">Players should gain <text:span text:style-name="T14">Two XP</text:span><text:span text:style-name="T32"> as a base for each Session, and gain an additional </text:span><text:span text:style-name="T14">One XP</text:span><text:span text:style-name="T32"> for meeting any and each of the following:</text:span></text:p>
        <text:list xml:id="list469521692" text:style-name="Exalted_20_Center_20_Dot">
          <text:list-item>
            <text:p text:style-name="P82">Creating a moment of excellent roleplay.</text:p>
          </text:list-item>
          <text:list-item>
            <text:p text:style-name="P83">Character’s learning something important.</text:p>
          </text:list-item>
          <text:list-item>
            <text:p text:style-name="P82">A character falling victim to their Great Curse, impeding their journey in some way. This does not need to be a Limit Break.</text:p>
          </text:list-item>
          <text:list-item>
            <text:p text:style-name="P84">Suffering a <text:span text:style-name="T138">great</text:span> defeat.</text:p>
          </text:list-item>
        </text:list>
        <text:p text:style-name="P21"/>
        <text:p text:style-name="Exalted">In addition, a <text:span text:style-name="T14">Story Point</text:span><text:span text:style-name="T32"> is granted at the important milestone of any </text:span><text:span text:style-name="T14">Story</text:span><text:span text:style-name="T32">, whether it be the overarching story, or a personal story. <text:s/>All characters get the Story Point, even if it is not </text:span><text:span text:style-name="T5">their</text:span><text:span text:style-name="T76"> personal story reaching a milestone.</text:span></text:p>
        <text:p text:style-name="P61">A <text:span text:style-name="T14">Story Point </text:span><text:span text:style-name="T32">may be used to </text:span><text:span text:style-name="T5">either</text:span><text:span text:style-name="T76"> purchase 1 Attribute point, or 3 Ability Points. </text:span><text:span text:style-name="T84">Story Points</text:span><text:span text:style-name="T76"> do not affect Essence Advancement.</text:span></text:p>
        <text:p text:style-name="P62">Milestones are, admittedly, a loose definition. Think of them like the chapters of a book—whenever there is a natural break, whether it be a conclusion or cliffhanger, that should be a milestone.</text:p>
        <table:table table:name="Table47" table:style-name="Table47">
          <table:table-column table:style-name="Table47.A"/>
          <table:table-row table:style-name="Table47.1">
            <table:table-cell table:style-name="Table47.A1" office:value-type="string">
              <text:p text:style-name="P56">Tuning Experience Gain</text:p>
              <text:p text:style-name="P13">Consider how long you want to play the game, and adjust your base Experience gain <text:span text:style-name="T143">based on how quickly you want to meet milestones</text:span>. <text:span text:style-name="T142">Remember that:</text:span></text:p>
              <text:list xml:id="list95014749211571" text:continue-list="list3338487868" text:style-name="Exalt_20_Dot">
                <text:list-item>
                  <text:p text:style-name="P115"><text:span text:style-name="T142">An average of </text:span><text:span text:style-name="T141">5xp will be </text:span><text:span text:style-name="T148">6</text:span><text:span text:style-name="T141"> sessions a level, <text:line-break/>or 30 </text:span><text:span text:style-name="T148">S</text:span><text:span text:style-name="T141">essions to reach Essence 6.</text:span></text:p>
                </text:list-item>
                <text:list-item>
                  <text:p text:style-name="P117"><text:span text:style-name="T142">An average of </text:span>7xp will be <text:span text:style-name="T51">4</text:span> sessions a level, <text:line-break/>or 22 Sessions to reach Essence 6</text:p>
                </text:list-item>
                <text:list-item>
                  <text:p text:style-name="P116"><text:span text:style-name="T142">An average of </text:span><text:span text:style-name="T141">10 xp will be </text:span><text:span text:style-name="T148">3</text:span><text:span text:style-name="T141"> sessions a level, <text:line-break/>or 15 Sessions to reach Essence 6.</text:span></text:p>
                </text:list-item>
              </text:list>
            </table:table-cell>
          </table:table-row>
        </table:table>
        <text:h text:style-name="P111" text:outline-level="3">Gaining Resources</text:h>
        <text:p text:style-name="P6"><text:span text:style-name="T144">Project </text:span>Resources should be sought out and rewarded, based on the Player’s actions in the story—<text:span text:style-name="T93">it represents </text:span><text:span text:style-name="T144">everything from</text:span><text:span text:style-name="T93"> riches, favors, </text:span><text:span text:style-name="T145">or</text:span><text:span text:style-name="T93"> manpower gathered.</text:span></text:p>
        <text:p text:style-name="P53"><text:span text:style-name="T146">Each point of Resources is equivalent to a dot of Merits, or a scale of a World Project. <text:s/>However, Merits or Projects of Scale </text:span><text:span text:style-name="T14">4 or Higher</text:span><text:span text:style-name="T146"> must seek out a </text:span><text:span text:style-name="T14">Keystone </text:span><text:span text:style-name="T146">to complete the project.</text:span></text:p>
        <text:p text:style-name="P10"><text:span text:style-name="T68">Unlike Experience Points, Resources </text:span><text:span text:style-name="T69">do not</text:span><text:span text:style-name="T62"> need to be the same between characters—deciding who gets what is completely a decision that can be done in character, if something is limited.</text:span></text:p>
        <text:h text:style-name="P108" text:outline-level="2"><text:soft-page-break/>Alternate Starts</text:h>
        <text:h text:style-name="P112" text:outline-level="3">Higher Essence Starts</text:h>
        <text:p text:style-name="P46">If you wish to start at higher Essence, the following are <text:span text:style-name="T1">suggested</text:span> paths for character advancement—<text:span text:style-name="T152">you are not </text:span><text:span text:style-name="T4">required</text:span><text:span text:style-name="T75"> to level up this way.</text:span></text:p>
        <text:p text:style-name="P46">Follow Character Creation, and then add an additional:</text:p>
        <table:table table:name="Table7" table:style-name="Table7" table:template-name="Exalted">
          <table:table-column table:style-name="Table7.A"/>
          <table:table-column table:style-name="Table7.B" table:number-columns-repeated="3"/>
          <table:table-column table:style-name="Table7.E"/>
          <table:table-row table:style-name="TableLine2101836774608">
            <table:table-cell table:style-name="Table7.A1" office:value-type="string">
              <text:p text:style-name="P24"/>
            </table:table-cell>
            <table:table-cell table:style-name="Table7.A1" office:value-type="string">
              <text:p text:style-name="P26">Ess 2</text:p>
            </table:table-cell>
            <table:table-cell table:style-name="Table7.A1" office:value-type="string">
              <text:p text:style-name="P26">Ess 3</text:p>
            </table:table-cell>
            <table:table-cell table:style-name="Table7.A1" office:value-type="string">
              <text:p text:style-name="P26">Ess 4</text:p>
            </table:table-cell>
            <table:table-cell table:style-name="Table7.A1" office:value-type="string">
              <text:p text:style-name="P26">Ess 5</text:p>
            </table:table-cell>
          </table:table-row>
          <table:table-row table:style-name="TableLine2101836771728">
            <table:table-cell table:style-name="Table7.A2" office:value-type="string">
              <text:p text:style-name="P25">Attributes</text:p>
            </table:table-cell>
            <table:table-cell table:style-name="Table7.B2" office:value-type="float" office:value="1">
              <text:p text:style-name="P31">1</text:p>
            </table:table-cell>
            <table:table-cell table:style-name="Table7.B2" office:value-type="float" office:value="3">
              <text:p text:style-name="P31">3</text:p>
            </table:table-cell>
            <table:table-cell table:style-name="Table7.B2" office:value-type="float" office:value="4">
              <text:p text:style-name="P31">4</text:p>
            </table:table-cell>
            <table:table-cell table:style-name="Table7.E2" office:value-type="float" office:value="5">
              <text:p text:style-name="P32">5</text:p>
            </table:table-cell>
          </table:table-row>
          <table:table-row table:style-name="TableLine2101836764528">
            <table:table-cell table:style-name="Table7.A5" office:value-type="string">
              <text:p text:style-name="P27">Abilities</text:p>
            </table:table-cell>
            <table:table-cell table:style-name="Table7.B3" office:value-type="float" office:value="4">
              <text:p text:style-name="P38">4</text:p>
            </table:table-cell>
            <table:table-cell table:style-name="Table7.B3" office:value-type="float" office:value="5">
              <text:p text:style-name="P38">5</text:p>
            </table:table-cell>
            <table:table-cell table:style-name="Table7.B3" office:value-type="float" office:value="7">
              <text:p text:style-name="P39">7</text:p>
            </table:table-cell>
            <table:table-cell table:style-name="Table7.E3" office:value-type="float" office:value="8">
              <text:p text:style-name="P39">8</text:p>
            </table:table-cell>
          </table:table-row>
          <table:table-row table:style-name="TableLine2101836764816">
            <table:table-cell table:style-name="Table7.A2" office:value-type="string">
              <text:p text:style-name="P27">Lesser Powers</text:p>
            </table:table-cell>
            <table:table-cell table:style-name="Table7.B2" office:value-type="float" office:value="3">
              <text:p text:style-name="P38">3</text:p>
            </table:table-cell>
            <table:table-cell table:style-name="Table7.B2" office:value-type="float" office:value="5">
              <text:p text:style-name="P38">5</text:p>
            </table:table-cell>
            <table:table-cell table:style-name="Table7.B2" office:value-type="float" office:value="6">
              <text:p text:style-name="P39">6</text:p>
            </table:table-cell>
            <table:table-cell table:style-name="Table7.E2" office:value-type="float" office:value="7">
              <text:p text:style-name="P39">7</text:p>
            </table:table-cell>
          </table:table-row>
          <table:table-row table:style-name="TableLine2101836761936">
            <table:table-cell table:style-name="Table7.A5" office:value-type="string">
              <text:p text:style-name="P27">Greater Powers</text:p>
            </table:table-cell>
            <table:table-cell table:style-name="Table7.B5" office:value-type="string">
              <text:p text:style-name="P40">-</text:p>
            </table:table-cell>
            <table:table-cell table:style-name="Table7.B3" office:value-type="float" office:value="1">
              <text:p text:style-name="P41">1</text:p>
            </table:table-cell>
            <table:table-cell table:style-name="Table7.D5" office:value-type="string">
              <text:p text:style-name="P39">3</text:p>
            </table:table-cell>
            <table:table-cell table:style-name="Table7.E3" office:value-type="float" office:value="4">
              <text:p text:style-name="P39">4</text:p>
            </table:table-cell>
          </table:table-row>
          <table:table-row table:style-name="Table7.6">
            <table:table-cell table:style-name="Table7.A2" office:value-type="string">
              <text:p text:style-name="P27">Capstone Powers</text:p>
            </table:table-cell>
            <table:table-cell table:style-name="Table7.B6" office:value-type="string">
              <text:p text:style-name="P42">-</text:p>
            </table:table-cell>
            <table:table-cell table:style-name="Table7.C6" office:value-type="string">
              <text:p text:style-name="P42">-</text:p>
            </table:table-cell>
            <table:table-cell table:style-name="Table7.D6" office:value-type="string">
              <text:p text:style-name="P42">-</text:p>
            </table:table-cell>
            <table:table-cell table:style-name="Table7.E2" office:value-type="float" office:value="1">
              <text:p text:style-name="P43">1</text:p>
            </table:table-cell>
          </table:table-row>
          <table:table-row table:style-name="Table7.7">
            <table:table-cell table:style-name="Table7.A7" office:value-type="string">
              <text:p text:style-name="P28">Merits/Projects</text:p>
            </table:table-cell>
            <table:table-cell table:style-name="Table7.B7" office:value-type="float" office:value="5">
              <text:p text:style-name="P44">5</text:p>
            </table:table-cell>
            <table:table-cell table:style-name="Table7.B7" office:value-type="float" office:value="10">
              <text:p text:style-name="P44">10</text:p>
            </table:table-cell>
            <table:table-cell table:style-name="Table7.B7" office:value-type="float" office:value="15">
              <text:p text:style-name="P44">15</text:p>
            </table:table-cell>
            <table:table-cell table:style-name="Table7.E7" office:value-type="float" office:value="20">
              <text:p text:style-name="P44">20</text:p>
            </table:table-cell>
          </table:table-row>
        </table:table>
        <table:table table:name="Table8" table:style-name="Table8">
          <table:table-column table:style-name="Table8.A"/>
          <table:table-row table:style-name="Table8.1">
            <table:table-cell table:style-name="Table8.A1" office:value-type="string">
              <text:p text:style-name="P59">Player Character Exceptionalism</text:p>
              <text:p text:style-name="P14">Player Characters are unusual <text:span text:style-name="T94">in </text:span><text:span text:style-name="T95">just how quickly</text:span><text:span text:style-name="T94"> they progres</text:span><text:span text:style-name="T95">s, and are not bound by their Exaltations limits. This is </text:span><text:span text:style-name="T2">unusual</text:span><text:span text:style-name="T74"> and not representative </text:span><text:span text:style-name="T53">of the world at large.</text:span></text:p>
              <text:p text:style-name="P50">For example, it often takes decades or even a millennia to reach Essence 5, a marker that may be reached within a year for your Player Characters.</text:p>
              <text:p text:style-name="P50">As well, non-Player Characters are far more restricted by their Exaltation: the vast majority of Dragonbloods are at Essence 2 or lower, for example. </text:p>
              <text:p text:style-name="P51">This is ignored for the sake of fun, and making sure each Player at the table are at the same level.</text:p>
              <text:p text:style-name="P50">If you truly wish to exaggerate the difference between Exaltations <text:span text:style-name="T96">for Player Characters </text:span><text:span text:style-name="T97">(this is not recommended for new Players)</text:span>, use the following:</text:p>
              <text:list xml:id="list95014502706478" text:continue-numbering="true" text:style-name="Exalt_20_Dot">
                <text:list-item>
                  <text:p text:style-name="P119"><text:span text:style-name="T14">Dragonbloods </text:span><text:span text:style-name="T16">and </text:span><text:span text:style-name="T14">Liminals</text:span> <text:span text:style-name="T98">advance at +</text:span><text:span text:style-name="T149">30</text:span><text:span text:style-name="T98">xp until Essence 3, </text:span><text:span text:style-name="T99">+50xp </text:span><text:span text:style-name="T98">until</text:span><text:span text:style-name="T99"> Essence </text:span><text:span text:style-name="T98">5</text:span><text:span text:style-name="T99">, then +100xp after Essence 5.</text:span></text:p>
                </text:list-item>
                <text:list-item>
                  <text:p text:style-name="P119">Most <text:span text:style-name="T100">other </text:span>Exalts start at Essence 2, with an extra <text:span text:style-name="T149">8</text:span>xp to spend <text:span text:style-name="T101">at character creation. </text:span><text:span text:style-name="T102">They advance every +</text:span><text:span text:style-name="T149">30</text:span><text:span text:style-name="T102">xp until Essence 5, then at +50xp.</text:span></text:p>
                </text:list-item>
                <text:list-item>
                  <text:p text:style-name="P118"><text:span text:style-name="T63">Solars, Abyssals, </text:span><text:span text:style-name="T64">and </text:span><text:span text:style-name="T63">Infernals</text:span><text:span text:style-name="T52"> start at Essence 3, with an extra 1</text:span><text:span text:style-name="T56">2</text:span><text:span text:style-name="T52">xp to spend </text:span><text:span text:style-name="T54">at character creation. </text:span><text:span text:style-name="T55">They advance every +20xp until Essence 5, then +40xp.</text:span><text:span text:style-name="T54"> </text:span></text:p>
                </text:list-item>
              </text:list>
            </table:table-cell>
          </table:table-row>
        </table:table>
        <text:p text:style-name="Exalted"/>
        <text:h text:style-name="P113" text:outline-level="3">Mortal Start</text:h>
        <text:p text:style-name="P11">It i<text:span text:style-name="T150">s quite natural to want to start the adventure before the Exalted have become what they are. </text:span><text:span text:style-name="T151">This should be taken with great care and coordination with your Players—this a game of the Exalted, not mortals, after all.</text:span></text:p>
        <text:p text:style-name="P47">Even as a mortal, those Destined to become Exalted are heroic, above normal mortals. They follow this creation guidance:</text:p>
        <text:p text:style-name="P12">Steps</text:p>
        <text:list xml:id="list95014426573873" text:continue-list="list95015053249644" text:style-name="Exalted_20_1a">
          <text:list-item text:start-value="1">
            <text:p text:style-name="P85">Distribute <text:span text:style-name="T14">12 dots</text:span><text:span text:style-name="T32"> into Attributes. Each must be at least 1, and no more than </text:span><text:span text:style-name="T14">3</text:span><text:span text:style-name="T32">.</text:span></text:p>
            <text:p text:style-name="P79"><text:span text:style-name="T32">Suggested:</text:span><text:span text:style-name="T14"><text:line-break/></text:span><text:span text:style-name="T32">[3, 3, 2, 2, 1, 1]</text:span></text:p>
          </text:list-item>
          <text:list-item>
            <text:p text:style-name="P85"><text:span text:style-name="T32">Select </text:span><text:span text:style-name="T14">3 Abilities</text:span><text:span text:style-name="T32"> that your character is known for. One of these may be a </text:span><text:span text:style-name="T5">Supernatural Ability</text:span><text:span text:style-name="T76"> that will be gained when Exalting, though they must take the </text:span><text:span text:style-name="T5">Endowed (3)</text:span><text:span text:style-name="T76"> Merit to reflect this.</text:span></text:p>
            <text:p text:style-name="P85"><text:span text:style-name="T76">Set these abilities to:<text:line-break/></text:span><text:span text:style-name="T5">[4, 3, 3]</text:span></text:p>
          </text:list-item>
          <text:list-item>
            <text:p text:style-name="P74"><text:span text:style-name="T77">Distribute </text:span><text:span text:style-name="T85">9 dots</text:span><text:span text:style-name="T77"> in any of the remaining Abilities. None can be brought above 3.</text:span></text:p>
          </text:list-item>
          <text:list-item>
            <text:p text:style-name="P86"><text:span text:style-name="T127">Gain one </text:span><text:span text:style-name="T21">Fact</text:span><text:span text:style-name="T37"> dedicated to your history.</text:span></text:p>
          </text:list-item>
          <text:list-item>
            <text:p text:style-name="P86"><text:span text:style-name="T78">Mark down </text:span><text:span text:style-name="T86">two</text:span><text:span text:style-name="T78"> </text:span><text:span text:style-name="T58">standard</text:span><text:span text:style-name="T78"> </text:span><text:span text:style-name="T87">L</text:span><text:span text:style-name="T86">anguages</text:span><text:span text:style-name="T78">: one representing your local tongue, and one common to the all the Player Characters (typically Riverspeak).</text:span></text:p>
          </text:list-item>
          <text:list-item>
            <text:p text:style-name="P89"><text:span text:style-name="T78">Gain </text:span><text:span text:style-name="T86">4 dots </text:span><text:span text:style-name="T78">of Merits. You may go into keystone debt </text:span><text:span text:style-name="T82">to do so, and may purchase Special or Supernatural Merits.</text:span></text:p>
          </text:list-item>
          <text:list-item>
            <text:p text:style-name="P101"><text:span text:style-name="T103">Detail out the </text:span><text:a xlink:type="simple" xlink:href="#Armor and Weapons" text:style-name="Internet_20_link" text:visited-style-name="Visited_20_Internet_20_Link"><text:span text:style-name="T103">Armor and Weapons</text:span></text:a><text:span text:style-name="T103"> your character uses. Any other mundane equipment the character has need not be written down—so long as it is a reasonable thing for your character to carry, it may be used.</text:span></text:p>
          </text:list-item>
          <text:list-item>
            <text:p text:style-name="P87"><text:span text:style-name="T78">You may now spend</text:span><text:span text:style-name="T86"> </text:span><text:span text:style-name="T88">8</text:span><text:span text:style-name="T86"> xp</text:span><text:span text:style-name="T78"> freely. </text:span><text:span text:style-name="T81">You </text:span><text:span text:style-name="T59">may use this to increase Abilities </text:span><text:span text:style-name="T60">to no more than</text:span><text:span text:style-name="T59"> </text:span><text:span text:style-name="T65">4</text:span><text:span text:style-name="T59">.</text:span></text:p>
          </text:list-item>
          <text:list-item>
            <text:p text:style-name="P88"><text:span text:style-name="T59">Set</text:span><text:span text:style-name="T66"> </text:span><text:span text:style-name="T67">Health</text:span><text:span text:style-name="T66"> </text:span><text:span text:style-name="T59">to </text:span><text:span text:style-name="T61">15</text:span><text:span text:style-name="T59">, then add (Physique) additional points.</text:span></text:p>
          </text:list-item>
          <text:list-item>
            <text:p text:style-name="P90"><text:span text:style-name="T59">T</text:span><text:span text:style-name="T57">he remaining derived values are calculated as normal.</text:span></text:p>
          </text:list-item>
        </text:list>
        <table:table table:name="Table54" table:style-name="Table54">
          <table:table-column table:style-name="Table54.A"/>
          <table:table-row table:style-name="Table54.1">
            <table:table-cell table:style-name="Table54.A1" office:value-type="string">
              <text:p text:style-name="P57">One-Shots</text:p>
              <text:p text:style-name="P48">Exalted Reincarnated is intended to be played <text:span text:style-name="T153">across</text:span> multiple <text:span text:style-name="T153">sessions, </text:span><text:span text:style-name="T154">and so the </text:span><text:span text:style-name="T19">Limit</text:span><text:span text:style-name="T36"> mechanic is balanced to buildup over several sessions.</text:span></text:p>
              <text:p text:style-name="P49"><text:span text:style-name="T32">If you do a One-Shot, </text:span><text:span text:style-name="T14">start at 5 Limit</text:span><text:span text:style-name="T32"> or higher for each character. That should be more than enough for crazy, overpowered shenanigans that are a hallmark of one-shots, but not so much that there are no consequences.</text:span></text:p>
              <text:p text:style-name="P52">As well, it is suggested you tie up a session with a Project, giving up to a generous 4 Resources and 1 Keystone each, as a way to sunset the characters and session.</text:p>
            </table:table-cell>
          </table:table-row>
        </table:table>
        <text:p text:style-name="P54"/>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family-generic="roman" style:font-pitch="variable"/>
    <style:font-face style:name="Goudy Old Style1"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Bold" style:font-family-generic="modern" style:font-pitch="variable"/>
    <style:font-face style:name="Mercury Text G2 Semibold1" svg:font-family="'Mercury Text G2 Semibold'" style:font-adornments="Semibold" style:font-family-generic="modern" style:font-pitch="variable"/>
    <style:font-face style:name="Mercury Text G2 Semibold2"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charset="x-symbol"/>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1"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1"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1"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2"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1"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Box" style:display-name="Header Box" style:family="paragraph" style:parent-style-name="Exalted">
      <style:text-properties style:font-name="Goudy Old Style" fo:font-family="'Goudy Old Style'" style:font-family-generic="roman" style:font-pitch="variable" fo:font-size="12pt" fo:font-style="normal" style:letter-kerning="false" style:font-name-asian="Spectral1" style:font-family-asian="Spectral" style:font-family-generic-asian="system" style:font-pitch-asian="variable" style:font-size-asian="12pt" style:language-asian="zh" style:country-asian="CN" style:font-style-asian="normal" style:font-name-complex="Spectral1" style:font-family-complex="Spectral" style:font-family-generic-complex="system" style:font-pitch-complex="variable" style:font-size-complex="12pt" style:language-complex="hi" style:country-complex="IN" style:font-style-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7.1063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6.5161in" style:type="right" style:leader-style="dotted" style:leader-text="."/>
        </style:tab-stops>
      </style:paragraph-properties>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text-properties fo:font-weight="bold" style:font-weight-asian="bold" style:font-weight-complex="bold"/>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3"/>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3"/>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3"/>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number text:level="2" loext:num-list-format="%2%" style:num-format="">
        <style:list-level-properties text:list-level-position-and-space-mode="label-alignment">
          <style:list-level-label-alignment text:label-followed-by="nothing" fo:text-indent="-0.25in" fo:margin-left="0.75in"/>
        </style:list-level-properties>
      </text:list-level-style-number>
      <text:list-level-style-number text:level="3" loext:num-list-format="%3%" style:num-format="">
        <style:list-level-properties text:list-level-position-and-space-mode="label-alignment">
          <style:list-level-label-alignment text:label-followed-by="nothing" fo:text-indent="-0.25in" fo:margin-left="1in"/>
        </style:list-level-properties>
      </text:list-level-style-number>
      <text:list-level-style-number text:level="4" loext:num-list-format="%4%" style:num-format="">
        <style:list-level-properties text:list-level-position-and-space-mode="label-alignment">
          <style:list-level-label-alignment text:label-followed-by="nothing" fo:text-indent="-0.25in" fo:margin-left="1.25in"/>
        </style:list-level-properties>
      </text:list-level-style-number>
      <text:list-level-style-number text:level="5" loext:num-list-format="%5%" style:num-format="">
        <style:list-level-properties text:list-level-position-and-space-mode="label-alignment">
          <style:list-level-label-alignment text:label-followed-by="nothing" fo:text-indent="-0.25in" fo:margin-left="1.5in"/>
        </style:list-level-properties>
      </text:list-level-style-number>
      <text:list-level-style-number text:level="6" loext:num-list-format="%6%" style:num-format="">
        <style:list-level-properties text:list-level-position-and-space-mode="label-alignment">
          <style:list-level-label-alignment text:label-followed-by="nothing" fo:text-indent="-0.25in" fo:margin-left="1.75in"/>
        </style:list-level-properties>
      </text:list-level-style-number>
      <text:list-level-style-number text:level="7" loext:num-list-format="%7%" style:num-format="">
        <style:list-level-properties text:list-level-position-and-space-mode="label-alignment">
          <style:list-level-label-alignment text:label-followed-by="nothing" fo:text-indent="-0.25in" fo:margin-left="2in"/>
        </style:list-level-properties>
      </text:list-level-style-number>
      <text:list-level-style-number text:level="8" loext:num-list-format="%8%" style:num-format="">
        <style:list-level-properties text:list-level-position-and-space-mode="label-alignment">
          <style:list-level-label-alignment text:label-followed-by="nothing" fo:text-indent="-0.25in" fo:margin-left="2.25in"/>
        </style:list-level-properties>
      </text:list-level-style-number>
      <text:list-level-style-number text:level="9" loext:num-list-format="%9%" style:num-format="">
        <style:list-level-properties text:list-level-position-and-space-mode="label-alignment">
          <style:list-level-label-alignment text:label-followed-by="nothing"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xalted.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2"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5"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7"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8"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9"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5"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6"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Sidebar.1"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2"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3"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4"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5"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6"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7"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8"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9"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0"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1"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2"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3"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4"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5"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6"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table:table-template table:name="Exalted" table:first-row-end-column="row" table:first-row-start-column="row" table:last-row-end-column="row" table:last-row-start-column="row">
      <table:first-row table:style-name="Exalted.1"/>
      <table:last-row table:style-name="Exalted.2"/>
      <table:first-column table:style-name="Exalted.3"/>
      <table:last-column table:style-name="Exalted.4"/>
      <table:body table:style-name="Exalted.9"/>
      <table:even-rows table:style-name="Exalted.5"/>
      <table:odd-rows table:style-name="Exalted.6"/>
      <table:even-columns table:style-name="Exalted.7"/>
      <table:odd-columns table:style-name="Exalted.8"/>
      <table:background table:style-name="Exalted.10"/>
      <loext:first-row-even-column table:style-name="Exalted.15"/>
      <loext:last-row-even-column table:style-name="Exalted.16"/>
      <loext:first-row-end-column table:style-name="Exalted.12"/>
      <loext:first-row-start-column table:style-name="Exalted.11"/>
      <loext:last-row-end-column table:style-name="Exalted.14"/>
      <loext:last-row-start-column table:style-name="Exalted.13"/>
    </table:table-template>
    <table:table-template table:name="Sidebar" table:first-row-end-column="row" table:first-row-start-column="row" table:last-row-end-column="row" table:last-row-start-column="row">
      <table:first-row table:style-name="Sidebar.1"/>
      <table:last-row table:style-name="Sidebar.2"/>
      <table:first-column table:style-name="Sidebar.3"/>
      <table:last-column table:style-name="Sidebar.4"/>
      <table:body table:style-name="Sidebar.9"/>
      <table:even-rows table:style-name="Sidebar.5"/>
      <table:odd-rows table:style-name="Sidebar.6"/>
      <table:even-columns table:style-name="Sidebar.7"/>
      <table:odd-columns table:style-name="Sidebar.8"/>
      <table:background table:style-name="Sidebar.10"/>
      <loext:first-row-even-column table:style-name="Sidebar.15"/>
      <loext:last-row-even-column table:style-name="Sidebar.16"/>
      <loext:first-row-end-column table:style-name="Sidebar.12"/>
      <loext:first-row-start-column table:style-name="Sidebar.11"/>
      <loext:last-row-end-column table:style-name="Sidebar.14"/>
      <loext:last-row-start-column table:style-name="Sidebar.13"/>
    </table:table-template>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1</text:page-number></text:p>
      </style:footer>
      <style:footer-left>
        <text:p text:style-name="MP1"><text:page-number text:select-page="current">2</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2-06-04T09:49:24.867000000</dc:date>
    <meta:editing-cycles>1034</meta:editing-cycles>
    <meta:editing-duration>P4DT12H16M18S</meta:editing-duration>
    <meta:generator>LibreOffice/7.3.3.2$Windows_X86_64 LibreOffice_project/d1d0ea68f081ee2800a922cac8f79445e4603348</meta:generator>
    <meta:document-statistic meta:table-count="8" meta:image-count="0" meta:object-count="0" meta:page-count="4" meta:paragraph-count="181" meta:word-count="2183" meta:character-count="12203" meta:non-whitespace-character-count="10253"/>
  </office:meta>
</office:document-meta>
</file>